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100002A4A00002576EF6E4ECCC63A297E.wmf" manifest:media-type="image/x-wmf"/>
  <manifest:file-entry manifest:full-path="Pictures/100000000000001000000001D32C84ABC71FCAFD.png" manifest:media-type="image/png"/>
  <manifest:file-entry manifest:full-path="Pictures/1000000000000040000000404607194683FDCE8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wrap"/>
    </style:style>
    <style:style style:name="gr3" style:family="graphic" style:parent-style-name="standard">
      <style:graphic-properties draw:stroke="none" svg:stroke-width="0.026cm" draw:stroke-linejoin="round" draw:fill="none" draw:textarea-vertical-align="top" draw:auto-grow-height="false" draw:fit-to-size="false" fo:min-height="0cm" fo:min-width="0cm" fo:padding-top="0.123cm" fo:padding-bottom="0.123cm" fo:padding-left="0.251cm" fo:padding-right="0.251cm" fo:wrap-option="wrap"/>
    </style:style>
    <style:style style:name="gr4"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123cm" fo:padding-bottom="0.123cm" fo:padding-left="0.251cm" fo:padding-right="0.251cm" fo:wrap-option="no-wrap"/>
    </style:style>
    <style:style style:name="gr5" style:family="graphic" style:parent-style-name="standard">
      <style:graphic-properties draw:stroke="none" svg:stroke-width="0.026cm" draw:stroke-linejoin="round" draw:fill="none" draw:textarea-vertical-align="top" draw:auto-grow-height="true" draw:fit-to-size="false" fo:min-height="0cm" fo:min-width="0cm" fo:padding-top="0.123cm" fo:padding-bottom="0.123cm" fo:padding-left="0.251cm" fo:padding-right="0.251cm" fo:wrap-option="no-wrap"/>
    </style:style>
    <style:style style:name="gr6"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bitmap" draw:fill-image-name="msFillBitmap_20_2" draw:fill-image-width="0.394cm" draw:fill-image-height="0.024cm" style:repeat="repeat" draw:fill-image-ref-point-x="0%" draw:fill-image-ref-point-y="0%" draw:fill-image-ref-point="center" draw:textarea-vertical-align="middle" draw:auto-grow-height="false" draw:fit-to-size="false" fo:min-height="0cm" fo:min-width="0cm" fo:padding-top="0.381cm" fo:padding-bottom="0.381cm" fo:padding-left="0.508cm" fo:padding-right="0.508cm" fo:wrap-option="no-wrap" draw:shadow="visible" draw:shadow-offset-x="0cm" draw:shadow-offset-y="0.071cm" draw:shadow-color="#000000" draw:shadow-opacity="50%"/>
    </style:style>
    <style:style style:name="gr8" style:family="graphic" style:parent-style-name="standard">
      <style:graphic-properties draw:stroke="none" svg:stroke-width="0.026cm" draw:stroke-linejoin="round" draw:fill="none" draw:textarea-vertical-align="top" draw:auto-grow-height="true" draw:fit-to-size="false" fo:min-height="0cm" fo:min-width="0cm" fo:padding-top="0.381cm" fo:padding-bottom="0.381cm" fo:padding-left="0.508cm" fo:padding-right="0.508cm" fo:wrap-option="no-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34817"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solid" draw:fill-color="#d34817" draw:textarea-vertical-align="top" draw:auto-grow-height="fals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000000" draw:marker-start="msArrowEnd_20_5" draw:marker-start-width="0.477cm" draw:marker-start-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bitmap" draw:fill-image-name="msFillBitmap_20_3"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bitmap" draw:fill-image-name="msFillBitmap_20_4"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21" style:family="graphic" style:parent-style-name="standard">
      <style:graphic-properties draw:stroke="solid" svg:stroke-width="0.035cm" svg:stroke-color="#a6a1a1"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22" style:family="graphic" style:parent-style-name="standard">
      <style:graphic-properties draw:stroke="none" svg:stroke-width="0cm" draw:fill="solid" draw:fill-color="#92d050"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2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2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27" style:family="graphic" style:parent-style-name="standard">
      <style:graphic-properties draw:stroke="none" draw:fill="none" fo:min-height="15.192cm"/>
    </style:style>
    <style:style style:name="gr28"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5"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6"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7" style:family="presentation" style:parent-style-name="כותרת_20_ותוכן-notes">
      <style:graphic-properties draw:stroke="none" svg:stroke-width="0.026cm" draw:stroke-linejoin="round" draw:fill="none" draw:fill-color="#ffffff" draw:textarea-vertical-align="top" draw:auto-grow-height="false" draw:fit-to-size="false" fo:min-height="12.793cm" fo:padding-top="0cm" fo:padding-bottom="0cm" fo:padding-left="0cm" fo:padding-right="0cm" fo:wrap-option="wrap"/>
    </style:style>
    <style:style style:name="pr8" style:family="presentation" style:parent-style-name="כותרת_20_ותוכן-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9" style:family="presentation" style:parent-style-name="שקופית_20_כותרת-notes">
      <style:graphic-properties draw:fill-color="#ffffff" fo:min-height="12.792cm"/>
    </style:style>
    <style:style style:name="pr10"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1" style:family="presentation" style:parent-style-name="כותרת_20_ותוכן-notes">
      <style:graphic-properties draw:fill-color="#ffffff" fo:min-height="13.364cm"/>
    </style:style>
    <style:style style:name="pr12"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3" style:family="presentation" style:parent-style-name="כותרת_20_ותוכן-notes">
      <style:graphic-properties draw:fill-color="#ffffff" fo:min-height="12.792cm"/>
    </style:style>
    <style:style style:name="pr14"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5"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6"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7"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8"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9"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0" style:family="presentation" style:parent-style-name="שני_20_תכנים-notes">
      <style:graphic-properties draw:fill-color="#ffffff" fo:min-height="12.792cm"/>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23"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4"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5"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6"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7"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6pt"/>
    </style:style>
    <style:style style:name="P12" style:family="paragraph">
      <style:paragraph-properties fo:margin-top="0cm" fo:margin-bottom="0cm" fo:line-height="120%" fo:text-align="start" style:writing-mode="lr-tb"/>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left="0.617cm" fo:margin-right="0cm" fo:margin-top="0.318cm" fo:margin-bottom="0cm" fo:line-height="90%" fo:text-align="center" fo:text-indent="-0.616cm" style:writing-mode="rl-tb">
        <style:tab-stops>
          <style:tab-stop style:position="0cm"/>
        </style:tab-stops>
      </style:paragraph-properties>
    </style:style>
    <style:style style:name="P15" style:family="paragraph">
      <style:paragraph-properties fo:margin-top="0cm" fo:margin-bottom="0cm" fo:line-height="100%" fo:text-align="center"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6" style:family="paragraph">
      <style:paragraph-properties fo:margin-top="0cm" fo:margin-bottom="0cm" fo:line-height="100%" fo:text-align="end"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7"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bitmap" draw:fill-image-name="msFillBitmap_20_2" draw:fill-image-width="0.394cm" draw:fill-image-height="0.024cm" style:repeat="repeat" draw:fill-image-ref-point-x="0%" draw:fill-image-ref-point-y="0%" draw:fill-image-ref-point="center"/>
      <style:paragraph-properties fo:text-align="start" style:font-independent-line-spacing="true"/>
      <style:text-properties fo:font-size="24pt"/>
    </style:style>
    <style:style style:name="P20" style:family="paragraph">
      <loext:graphic-properties draw:fill-color="#ffffff"/>
    </style:style>
    <style:style style:name="P21"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fo:margin-top="0cm" fo:margin-bottom="0cm" fo:line-height="100%" fo:text-align="end" style:writing-mode="rl-tb"/>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text-align="start"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none"/>
      <style:paragraph-properties fo:text-align="start"/>
      <style:text-properties fo:font-size="18pt"/>
    </style:style>
    <style:style style:name="P28" style:family="paragraph">
      <loext:graphic-properties draw:fill="bitmap" draw:fill-image-name="msFillBitmap_20_3"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9" style:family="paragraph">
      <loext:graphic-properties draw:fill="bitmap" draw:fill-image-name="msFillBitmap_20_4"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30"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205cm" fo:margin-bottom="0cm" fo:line-height="90%" fo:text-align="justify" fo:text-indent="0cm" style:punctuation-wrap="hanging" style:writing-mode="lr-tb">
        <style:tab-stops>
          <style:tab-stop style:position="0cm"/>
        </style:tab-stops>
      </style:paragraph-properties>
      <style:text-properties fo:hyphenate="false"/>
    </style:style>
    <style:style style:name="P32" style:family="paragraph">
      <style:paragraph-properties fo:margin-top="0cm" fo:margin-bottom="0cm" fo:text-align="start"/>
    </style:style>
    <style:style style:name="P33" style:family="paragraph">
      <style:paragraph-properties fo:margin-top="0cm" fo:margin-bottom="0cm" fo:line-height="100%" fo:text-align="end" style:punctuation-wrap="simple" style:writing-mode="rl-tb"/>
      <style:text-properties fo:font-size="13pt" style:font-size-asian="14pt" style:font-size-complex="14pt"/>
    </style:style>
    <style:style style:name="P34" style:family="paragraph">
      <loext:graphic-properties draw:fill="none" draw:fill-color="#ffffff"/>
      <style:paragraph-properties fo:text-align="start" style:font-independent-line-spacing="true"/>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6"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37" style:family="paragraph">
      <loext:graphic-properties draw:fill-color="#ffffff"/>
      <style:text-properties fo:font-size="20pt"/>
    </style:style>
    <style:style style:name="P3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margin-top="0.205cm" fo:margin-bottom="0cm" fo:line-height="15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draw:fill-color="#ffffff"/>
      <style:paragraph-properties fo:margin-top="0cm" fo:margin-bottom="0cm" fo:text-align="start" style:font-independent-line-spacing="true"/>
      <style:text-properties fo:font-size="18pt"/>
    </style:style>
    <style:style style:name="P41"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42" style:family="paragraph">
      <loext:graphic-properties draw:fill="solid" draw:fill-color="#ffffff"/>
      <style:paragraph-properties fo:text-align="start" style:writing-mode="lr-tb" style:font-independent-line-spacing="true"/>
      <style:text-properties fo:font-size="24pt"/>
    </style:style>
    <style:style style:name="P43" style:family="paragraph">
      <style:paragraph-properties fo:margin-top="0cm" fo:margin-bottom="0cm" fo:line-height="120%" fo:text-align="start" style:writing-mode="rl-tb"/>
    </style:style>
    <style:style style:name="P44" style:family="paragraph">
      <style:paragraph-properties fo:margin-top="0cm" fo:margin-bottom="0cm" fo:line-height="100%" fo:text-align="start" style:writing-mode="rl-tb"/>
    </style:style>
    <style:style style:name="P45" style:family="paragraph">
      <style:paragraph-properties fo:margin-top="0cm" fo:margin-bottom="0cm" fo:line-height="100%" fo:text-align="start" style:writing-mode="lr-tb"/>
    </style:style>
    <style:style style:name="P46" style:family="paragraph">
      <loext:graphic-properties draw:fill="solid" draw:fill-color="#92d050"/>
      <style:paragraph-properties fo:text-align="start" style:font-independent-line-spacing="true"/>
      <style:text-properties fo:font-size="24pt"/>
    </style:style>
    <style:style style:name="P47"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48"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80008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bold" style:font-size-asian="24pt" style:font-style-asian="normal" style:font-weight-asian="bold" style:font-name-complex="Consolas3"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Consolas3" style:font-size-complex="2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Comcre"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4" style:family="text">
      <style:text-properties fo:font-variant="normal" fo:text-transform="none" fo:color="#96a9a9"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9" style:family="text">
      <style:text-properties fo:font-variant="normal" fo:text-transform="none" fo:color="#0070c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0"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1" style:family="text">
      <style:text-properties fo:font-variant="normal" fo:text-transform="none" fo:color="#00b05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Courier New1" style:font-size-complex="2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6"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45" style:family="text">
      <style:text-properties fo:font-variant="normal" fo:text-transform="none" fo:color="#80008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font-variant="normal" fo:text-transform="none" fo:color="#008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3"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onsolas3" style:font-size-complex="16pt" style:font-style-complex="normal" style:font-weight-complex="normal"/>
    </style:style>
    <style:style style:name="T53" style:family="text">
      <style:text-properties fo:font-variant="normal" fo:text-transform="none" fo:color="#00b05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Consolas3"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ff"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9" style:family="text">
      <style:text-properties fo:font-variant="normal" fo:text-transform="none" fo:color="#ff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3" style:family="text">
      <style:text-properties fo:font-variant="normal" fo:text-transform="none" fo:color="#008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6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9"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80008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008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4" style:family="text">
      <style:text-properties fo:font-variant="normal" fo:text-transform="none" fo:color="#0000ff" style:text-line-through-style="none" style:text-line-through-type="none" style:text-position="0% 100%" style:font-name="Consola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6" style:family="text">
      <style:text-properties fo:font-variant="normal" fo:text-transform="none" fo:color="#80008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0"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ff"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8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008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80008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9"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2" style:family="text">
      <style:text-properties fo:font-variant="normal" fo:text-transform="none" fo:color="#696464" style:text-line-through-style="none" style:text-line-through-type="none" style:text-position="0% 100%" style:font-name="Arial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93" style:family="text">
      <style:text-properties fo:font-variant="normal" fo:text-transform="none" fo:color="#80008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4" style:family="text">
      <style:text-properties fo:font-variant="normal" fo:text-transform="none" fo:color="#0000ff"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6" style:family="text">
      <style:text-properties fo:font-variant="normal" fo:text-transform="none" fo:color="#80008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7" style:family="text">
      <style:text-properties fo:font-variant="normal" fo:text-transform="none" fo:color="#008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44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text:span><text:span text:style-name="T1">Classe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ersion 1: Dr. Ofir </text:span><text:span text:style-name="T2">Pele</text:span></text:p>
              </text:list-item>
              <text:list-item>
                <text:p text:style-name="P3"><text:span text:style-name="T2">Version 2: Dr. Miri </text:span><text:span text:style-name="T2">Ben-Nissan</text:span></text:p>
              </text:list-item>
              <text:list-item>
                <text:p text:style-name="P3"><text:span text:style-name="T2">Version 3: Dr. Erel </text:span><text:span text:style-name="T2">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Structs" draw:style-name="dp3" draw:master-page-name="כותרת_20_ותוכן" presentation:presentation-page-layout-name="AL2T11" xml:id="id2" draw:id="id2">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Struct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3">
              <text:list-item>
                <text:list>
                  <text:list-item>
                    <text:p text:style-name="P10"><text:span text:style-name="T5">Contiguously-allocated region of memory</text:span></text:p>
                  </text:list-item>
                  <text:list-item>
                    <text:p text:style-name="P10"><text:span text:style-name="T5">Members may be of different types</text:span></text:p>
                  </text:list-item>
                  <text:list-item>
                    <text:p text:style-name="P10"><text:span text:style-name="T5">No methods</text:span></text:p>
                  </text:list-item>
                  <text:list-item>
                    <text:p text:style-name="P10"><text:span text:style-name="T5">Example:</text:span></text:p>
                  </text:list-item>
                </text:list>
              </text:list-item>
            </text:list>
          </draw:text-box>
        </draw:frame>
        <draw:custom-shape draw:name="Rectangle 3" draw:style-name="gr2" draw:text-style-name="P13" draw:layer="layout" svg:width="8.254cm" svg:height="8.542cm" svg:x="2.328cm" svg:y="9.737cm">
          <text:p text:style-name="P12"><text:span text:style-name="T6">struct</text:span><text:span text:style-name="T7"> rec </text:span><text:span text:style-name="T7"><text:line-break/></text:span><text:span text:style-name="T7">{ </text:span><text:span text:style-name="T7"><text:line-break/></text:span><text:span text:style-name="T7">   </text:span><text:span text:style-name="T6">int</text:span><text:span text:style-name="T7"> i; </text:span><text:span text:style-name="T7"><text:line-break/></text:span><text:span text:style-name="T7">   </text:span><text:span text:style-name="T6">int</text:span><text:span text:style-name="T7"> a[</text:span><text:span text:style-name="T8">3</text:span><text:span text:style-name="T7">]; </text:span><text:span text:style-name="T7"><text:line-break/></text:span><text:span text:style-name="T7">   </text:span><text:span text:style-name="T6">int</text:span><text:span text:style-name="T7"> *p; </text:span><text:span text:style-name="T7"><text:line-break/></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3" draw:layer="layout" svg:width="8.254cm" svg:height="1.146cm" svg:x="13.335cm" svg:y="9.313cm">
          <text:p text:style-name="P14"><text:span text:style-name="T9">Memory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4" draw:text-style-name="P5" draw:layer="layout" svg:width="1.198cm" svg:height="1.198cm" svg:x="14.257cm" svg:y="10.583cm">
            <text:p text:style-name="P15"><text:span text:style-name="T1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5" draw:layer="layout" svg:width="3.738cm" svg:height="1.198cm" svg:x="15.527cm" svg:y="10.583cm">
            <text:p text:style-name="P15"><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1.198cm" svg:height="1.198cm" svg:x="19.337cm" svg:y="10.583cm">
            <text:p text:style-name="P15"><text:span text:style-name="T10">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3" draw:layer="layout" svg:width="1.009cm" svg:height="1.263cm" svg:x="13.642cm" svg:y="11.739cm">
            <text:p text:style-name="P16"><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draw:layer="layout" svg:width="1.009cm" svg:height="1.263cm" svg:x="14.912cm" svg:y="11.739cm">
            <text:p text:style-name="P16"><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3" draw:layer="layout" svg:width="1.517cm" svg:height="1.263cm" svg:x="18.611cm" svg:y="11.739cm">
            <text:p text:style-name="P16"><text:span text:style-name="T1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3" draw:layer="layout" svg:width="0.502cm" svg:height="1.009cm" svg:x="20.108cm" svg:y="1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2s" smil:type="fade" smil:subtype="crossfade"/>
          </anim:par>
          <anim:seq smil:dur="0s" presentation:node-type="main-sequence"/>
        </anim:par>
        <presentation:notes draw:style-name="dp2">
          <draw:custom-shape draw:name="Text Box 1" draw:style-name="gr1" draw:text-style-name="P5" draw:layer="layout" svg:width="12.937cm" svg:height="10.662cm" svg:x="3.391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6" draw:layer="layout" svg:width="15.777cm" svg:height="12.787cm" svg:x="1.971cm" svg:y="13.507cm" presentation:class="notes" presentation:placeholder="true" presentation:user-transformed="true">
            <draw:text-box/>
          </draw:frame>
        </presentation:notes>
      </draw:page>
      <draw:page draw:name="C++" draw:style-name="dp1" draw:master-page-name="כותרת_20_ותוכן" presentation:presentation-page-layout-name="AL2T11" xml:id="id3" draw:id="id3">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C++</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4">
              <text:list-item>
                <text:p xml:id="id4" text:id="id4" text:style-name="P17"><text:span text:style-name="T5"><text:s/></text:span><text:span text:style-name="T5">No need to write “struct Complex” each time even if we don’t use a typedef</text:span></text:p>
              </text:list-item>
              <text:list-item>
                <text:p text:style-name="P17"><text:span text:style-name="T11">Can have methods.</text:span><text:span text:style-name="T12"><text:line-break/></text:span><text:span text:style-name="T12"/></text:p>
              </text:list-item>
            </text:list>
            <text:p text:style-name="P18"><text:span text:style-name="T13"><text:line-break/></text:span><text:span text:style-name="T13"/></text:p>
          </draw:text-box>
        </draw:frame>
        <draw:g draw:name="Group 3">
          <draw:custom-shape draw:name="AutoShape 4" draw:style-name="gr7" draw:text-style-name="P19" draw:layer="layout" svg:width="19.472cm" svg:height="9.278cm" svg:x="2.964cm" svg:y="8.713cm">
            <text:p text:style-name="P12"><text:span text:style-name="T14">struct</text:span><text:span text:style-name="T15"> Complex </text:span><text:span text:style-name="T15"><text:line-break/></text:span><text:span text:style-name="T15">{ </text:span><text:span text:style-name="T15"><text:line-break/></text:span><text:span text:style-name="T15">   </text:span><text:span text:style-name="T14">double</text:span><text:span text:style-name="T15"> _real, _imag; </text:span><text:span text:style-name="T15"><text:line-break/></text:span><text:span text:style-name="T15">}; </text:span></text:p>
            <text:p text:style-name="P12"><text:span text:style-name="T15"><text:line-break/></text:span><text:span text:style-name="T15">Complex addComplex(Complex, Complex); </text:span><text:span text:style-name="T15"><text:line-break/></text:span><text:span text:style-name="T15">Complex subComplex(Complex, Complex); </text:span></text:p>
            <draw:enhanced-geometry draw:mirror-horizontal="false" draw:mirror-vertical="false" svg:viewBox="0 0 0 0" draw:text-areas="0 0 ?f11 ?f6" draw:type="ooxml-foldedCorner" draw:modifiers="5728"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Text Box 5" draw:style-name="gr8" draw:text-style-name="P13" draw:layer="layout" svg:width="5.062cm" svg:height="1.779cm" svg:x="16.401cm" svg:y="8.678cm">
            <text:p text:style-name="P16"><text:span text:style-name="T16">Complex.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custom-shape draw:name="Text Box 1" draw:style-name="gr1" draw:text-style-name="P5" draw:layer="layout" svg:width="12.937cm" svg:height="10.662cm" svg:x="3.391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8" draw:text-style-name="P6" draw:layer="layout" svg:width="15.773cm" svg:height="12.787cm" svg:x="1.971cm" svg:y="13.507cm" presentation:class="notes" presentation:placeholder="true" presentation:user-transformed="true">
            <draw:text-box/>
          </draw:frame>
        </presentation:notes>
      </draw:page>
      <draw:page draw:name="page4" draw:style-name="dp1" draw:master-page-name="שקופית_20_כותרת" presentation:presentation-page-layout-name="AL1T0" xml:id="id5" draw:id="id5">
        <office:forms form:automatic-focus="false" form:apply-design-mode="false"/>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Classes (C++)</text:span></text:p>
          </draw:text-box>
        </draw:frame>
        <anim:par presentation:node-type="timing-root">
          <anim:par smil:begin="id5.begin">
            <anim:transitionFilter smil:dur="1s" smil:type="fade" smil:subtype="crossfade"/>
          </anim:par>
          <anim:seq smil:dur="0s" presentation:node-type="main-sequence"/>
        </anim:par>
        <presentation:notes draw:style-name="dp4">
          <office:forms form:automatic-focus="false" form:apply-design-mode="false"/>
          <draw:page-thumbnail draw:style-name="gr9" draw:layer="layout" svg:width="14.212cm" svg:height="10.659cm" svg:x="2.753cm" svg:y="2.16cm" draw:page-number="4" presentation:class="page"/>
          <draw:frame presentation:style-name="pr9" draw:text-style-name="P20" draw:layer="layout" svg:width="15.775cm" svg:height="12.792cm" svg:x="1.972cm" svg:y="13.503cm" presentation:class="notes" presentation:placeholder="true">
            <draw:text-box/>
          </draw:frame>
        </presentation:notes>
      </draw:page>
      <draw:page draw:name="Abstract Data Type (ADT)" draw:style-name="dp5" draw:master-page-name="כותרת_20_ותוכן" presentation:presentation-page-layout-name="AL2T11" xml:id="id6" draw:id="id6">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0.423cm" svg:y="0.507cm" presentation:class="title" presentation:user-transformed="true">
          <draw:text-box>
            <text:p text:style-name="P7"><text:span text:style-name="T3">Abstract Data </text:span><text:span text:style-name="T3">Type (ADT)</text:span></text:p>
          </draw:text-box>
        </draw:frame>
        <draw:custom-shape draw:name="Text Box 6" draw:style-name="gr10" draw:text-style-name="P13" xml:id="id9" draw:id="id9" draw:layer="layout" svg:width="13.757cm" svg:height="3.806cm" svg:x="1.499cm" svg:y="12.114cm">
          <text:p text:style-name="P21"><text:span text:style-name="T17">Attributes</text:span><text:span text:style-name="T18">: </text:span><text:span text:style-name="T18"><text:tab/></text:span></text:p>
          <text:list text:style-name="L6">
            <text:list-item>
              <text:p text:style-name="P22"><text:span text:style-name="T18">4 bytes.</text:span></text:p>
            </text:list-item>
            <text:list-item>
              <text:p text:style-name="P22"><text:span text:style-name="T18">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13" xml:id="id11" draw:id="id11" draw:layer="layout" svg:width="6.764cm" svg:height="1.267cm" svg:x="7.505cm" svg:y="5.309cm">
          <text:p text:style-name="P23"><text:span text:style-name="T19">set of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12" draw:text-style-name="P13" xml:id="id7" draw:id="id7" draw:layer="layout" svg:width="0cm" svg:height="3.002cm" svg:x="3.496cm" svg:y="8.912cm" svg:viewBox="0 0 1 3003" draw:points="0,0 1,3003">
          <text:p text:style-name="P23"><text:span text:style-name="T19"/></text:p>
        </draw:polyline>
        <draw:custom-shape draw:name="Text Box 9" draw:style-name="gr11" draw:text-style-name="P13" xml:id="id8" draw:id="id8" draw:layer="layout" svg:width="3.987cm" svg:height="1.267cm" svg:x="4.104cm" svg:y="9.512cm">
          <text:p text:style-name="P23"><text:span text:style-name="T19">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1" draw:text-style-name="P13" xml:id="id12" draw:id="id12" draw:layer="layout" svg:width="10.012cm" svg:height="6.176cm" svg:x="14.792cm" svg:y="5.711cm">
          <text:p text:style-name="P21"><text:span text:style-name="T17">Operations</text:span><text:span text:style-name="T18">: </text:span></text:p>
          <text:list text:style-name="L6">
            <text:list-item>
              <text:p text:style-name="P22"><text:span text:style-name="T18">numerical operators</text:span></text:p>
            </text:list-item>
            <text:list-item>
              <text:p text:style-name="P22"><text:span text:style-name="T18">logical operations</text:span></text:p>
            </text:list-item>
            <text:list-item>
              <text:p text:style-name="P22"><text:span text:style-name="T18">bit operations</text:span></text:p>
            </text:list-item>
            <text:list-item>
              <text:p text:style-name="P22"><text:span text:style-name="T18">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3" draw:text-style-name="P25" draw:layer="layout" svg:width="6.001cm" svg:height="3.597cm" svg:x="0.9cm" svg:y="5.111cm">
          <text:p text:style-name="P24"><text:span text:style-name="T20">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12" draw:text-style-name="P13" xml:id="id10" draw:id="id10" draw:layer="layout" svg:width="8.201cm" svg:height="0cm" svg:x="6.698cm" svg:y="6.91cm" svg:viewBox="0 0 8202 1" draw:points="0,0 8202,1">
          <text:p text:style-name="P23"><text:span text:style-name="T19"/></text:p>
        </draw:polyline>
        <draw:custom-shape draw:name="AutoShape 12" draw:style-name="gr14" draw:text-style-name="P25" xml:id="id13" draw:id="id13" draw:layer="layout" svg:width="13.903cm" svg:height="5.494cm" svg:x="11.399cm" svg:y="12.228cm">
          <text:p text:style-name="P26"><text:span text:style-name="T21">Data Types define the way you use storage (memory) in the programs you write</text:span><text:span text:style-name="T21">.</text:span></text:p>
          <text:p text:style-name="P24"><text:span text:style-name="T21"/></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6.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anim:animate smil:dur="0.5s" smil:fill="hold" smil:targetElement="id11"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4">
          <draw:page-thumbnail draw:style-name="gr9" draw:layer="layout" svg:width="14.848cm" svg:height="11.136cm" svg:x="3.075cm" svg:y="2.257cm" draw:page-number="5" presentation:class="page"/>
          <draw:frame presentation:style-name="pr11" draw:text-style-name="P20" draw:layer="layout" svg:width="16.799cm" svg:height="13.364cm" svg:x="2.1cm" svg:y="14.107cm" presentation:class="notes" presentation:placeholder="true">
            <draw:text-box/>
          </draw:frame>
        </presentation:notes>
      </draw:page>
      <draw:page draw:name="How should we describe a car?" draw:style-name="dp5" draw:master-page-name="כותרת_20_ותוכן" presentation:presentation-page-layout-name="AL2T11" xml:id="id14" draw:id="id14">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1.589cm" svg:height="11.429cm" svg:x="1.901cm" svg:y="2.522cm" presentation:class="outline" presentation:placeholder="true" presentation:user-transformed="true">
          <draw:text-box/>
        </draw:frame>
        <draw:custom-shape draw:name="Text Box 5" draw:style-name="gr10" draw:text-style-name="P13" draw:layer="layout" svg:width="5.079cm" svg:height="1.267cm" svg:x="20.32cm" svg:y="8.78cm">
          <text:p text:style-name="P23"><text:span text:style-name="T22">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5" draw:text-style-name="P27" draw:layer="layout" svg:width="10.82cm" svg:height="9.586cm" svg:x="7.832cm" svg:y="8.78cm">
          <draw:image xlink:href="Pictures/2000006100002A4A00002576EF6E4ECCC63A297E.wmf" xlink:type="simple" xlink:show="embed" xlink:actuate="onLoad">
            <text:p/>
          </draw:image>
        </draw:frame>
        <draw:custom-shape draw:name="Text Box 7" draw:style-name="gr10" draw:text-style-name="P13" draw:layer="layout" svg:width="5.079cm" svg:height="1.267cm" svg:x="2.117cm" svg:y="12.166cm">
          <text:p text:style-name="P23"><text:span text:style-name="T22">d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3" draw:layer="layout" svg:x1="15.663cm" svg:y1="12.801cm" svg:x2="22.013cm" svg:y2="10.049cm">
          <text:p/>
        </draw:line>
        <draw:line draw:name="Line 9" draw:style-name="gr16" draw:text-style-name="P13" draw:layer="layout" svg:x1="8.466cm" svg:y1="14.918cm" svg:x2="4.868cm" svg:y2="13.436cm">
          <text:p/>
        </draw:line>
        <draw:line draw:name="Line 10" draw:style-name="gr16" draw:text-style-name="P13" draw:layer="layout" svg:x1="8.89cm" svg:y1="12.378cm" svg:x2="8.043cm" svg:y2="10.473cm">
          <text:p/>
        </draw:line>
        <draw:custom-shape draw:name="Text Box 11" draw:style-name="gr10" draw:text-style-name="P13" draw:layer="layout" svg:width="5.079cm" svg:height="1.267cm" svg:x="5.08cm" svg:y="9.203cm">
          <text:p text:style-name="P23"><text:span text:style-name="T22">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0" draw:text-style-name="P13" draw:layer="layout" svg:width="5.079cm" svg:height="1.267cm" svg:x="3.387cm" svg:y="17.458cm">
          <text:p text:style-name="P23"><text:span text:style-name="T22">wh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6" draw:text-style-name="P13" draw:layer="layout" svg:x1="12.065cm" svg:y1="17.669cm" svg:x2="7.62cm" svg:y2="17.881cm">
          <text:p/>
        </draw:line>
        <draw:custom-shape draw:name="Text Box 14" draw:style-name="gr11" draw:text-style-name="P13" xml:id="id15" draw:id="id15" draw:layer="layout" svg:width="4.639cm" svg:height="1.267cm" svg:x="7.502cm" svg:y="4.524cm">
          <text:p text:style-name="P23"><text:span text:style-name="T23">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3" xml:id="id16" draw:id="id16" draw:layer="layout" svg:width="4.686cm" svg:height="1.267cm" svg:x="7.505cm" svg:y="6.125cm">
          <text:p text:style-name="P23"><text:span text:style-name="T23">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7" draw:text-style-name="P28" xml:id="id17" draw:id="id17" draw:layer="layout" svg:width="3.403cm" svg:height="1cm" svg:x="3.894cm" svg:y="4.723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18" draw:text-style-name="P29" xml:id="id18" draw:id="id18" draw:layer="layout" svg:width="3.403cm" svg:height="1cm" svg:x="3.898cm" svg:y="6.324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כותרת 1" presentation:style-name="pr4" draw:text-style-name="P2" draw:layer="layout" svg:width="23.706cm" svg:height="1.776cm" svg:x="0.847cm" svg:y="0.763cm" presentation:class="title" presentation:user-transformed="true">
          <draw:text-box>
            <text:p text:style-name="P7"><text:span text:style-name="T24">How should we </text:span><text:span text:style-name="T24">describe a </text:span><text:span text:style-name="T24">car?</text:span></text:p>
          </draw:text-box>
        </draw:frame>
        <anim:par presentation:node-type="timing-root">
          <anim:par smil:begin="id14.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seq>
        </anim:par>
        <presentation:notes draw:style-name="dp4">
          <draw:page-thumbnail draw:style-name="gr9" draw:layer="layout" svg:width="14.212cm" svg:height="10.659cm" svg:x="2.753cm" svg:y="2.16cm" draw:page-number="6"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19" draw:id="id19">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lasses</text:span></text:p>
          </draw:text-box>
        </draw:frame>
        <draw:frame draw:name="Rectangle 3" presentation:style-name="pr6" draw:text-style-name="P11" draw:layer="layout" svg:width="23.459cm" svg:height="15.349cm" svg:x="0.881cm" svg:y="4.022cm" presentation:class="outline" presentation:user-transformed="true">
          <draw:text-box>
            <text:p xml:id="id20" text:id="id20" text:style-name="P30"><text:span text:style-name="T26">In C++ we use </text:span><text:span text:style-name="T27">classes</text:span><text:span text:style-name="T26"> for defining ADTs.</text:span></text:p>
            <text:p xml:id="id21" text:id="id21" text:style-name="P30"><text:span text:style-name="T26">The syntax:</text:span></text:p>
            <text:p xml:id="id22" text:id="id22" text:style-name="P30"><text:span text:style-name="T26"><text:line-break/></text:span><text:span text:style-name="T28"><text:tab/></text:span><text:span text:style-name="T29">class</text:span><text:span text:style-name="T30"> ClassName</text:span><text:span text:style-name="T30"><text:line-break/></text:span><text:span text:style-name="T30"><text:tab/></text:span><text:span text:style-name="T30">{</text:span><text:span text:style-name="T30"><text:line-break/></text:span><text:span text:style-name="T30"><text:tab/></text:span><text:span text:style-name="T30"><text:tab/></text:span><text:span text:style-name="T31">//attributes and operations</text:span><text:span text:style-name="T31"><text:line-break/></text:span><text:span text:style-name="T30"><text:tab/></text:span><text:span text:style-name="T30">};</text:span></text:p>
            <text:p text:style-name="P30"><text:span text:style-name="T32"/></text:p>
            <text:p xml:id="id23" text:id="id23" text:style-name="P30"><text:span text:style-name="T32">Objects</text:span><text:span text:style-name="T33"> are instances of classes. That is, objects are to classes what variables are to types.</text:span></text:p>
            <text:p xml:id="id24" text:id="id24" text:style-name="P31"><text:span text:style-name="T33">A class definition </text:span><text:span text:style-name="T34">does not allocate storage</text:span><text:span text:style-name="T33"> for any objects.</text:span></text:p>
          </draw:text-box>
        </draw:frame>
        <anim:par presentation:node-type="timing-root">
          <anim:par smil:begin="id19.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0" anim:sub-item="text" smil:attributeName="visibility" smil:to="visible"/>
                  <anim:transitionFilter smil:dur="0.5s" smil:targetElement="id20"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1" anim:sub-item="text" smil:attributeName="visibility" smil:to="visible"/>
                  <anim:transitionFilter smil:dur="0.5s" smil:targetElement="id21"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2" anim:sub-item="text" smil:attributeName="visibility" smil:to="visible"/>
                  <anim:transitionFilter smil:dur="0.5s" smil:targetElement="id22"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3" anim:sub-item="text" smil:attributeName="visibility" smil:to="visible"/>
                  <anim:transitionFilter smil:dur="0.5s" smil:targetElement="id23"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4" anim:sub-item="text" smil:attributeName="visibility" smil:to="visible"/>
                  <anim:transitionFilter smil:dur="0.5s" smil:targetElement="id24" anim:sub-item="text" smil:type="checkerBoardWipe" smil:subtype="across"/>
                </anim:par>
              </anim:par>
            </anim:par>
          </anim:seq>
        </anim:par>
        <presentation:notes draw:style-name="dp4">
          <draw:page-thumbnail draw:style-name="gr9" draw:layer="layout" svg:width="14.212cm" svg:height="10.659cm" svg:x="2.753cm" svg:y="2.16cm" draw:page-number="7"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25" draw:id="id25">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lasses</text:span></text:p>
          </draw:text-box>
        </draw:frame>
        <draw:frame draw:name="Rectangle 3" presentation:style-name="pr6" draw:text-style-name="P11" draw:layer="layout" svg:width="23.459cm" svg:height="15.349cm" svg:x="0.881cm" svg:y="4.022cm" presentation:class="outline" presentation:user-transformed="true">
          <draw:text-box>
            <text:p text:style-name="P30"><text:span text:style-name="T26"/></text:p>
            <text:p xml:id="id26" text:id="id26" text:style-name="P30"><text:span text:style-name="T26">You </text:span><text:span text:style-name="T35">can</text:span><text:span text:style-name="T26"> write a C++ class such that its objects can be used like </text:span><text:span text:style-name="T35">primitives</text:span><text:span text:style-name="T26"> both in term of </text:span><text:span text:style-name="T35">usage</text:span><text:span text:style-name="T26"> (e.g., a+b) and in terms of </text:span><text:span text:style-name="T35">efficiency</text:span></text:p>
            <text:p text:style-name="P30"><text:span text:style-name="T35"/></text:p>
            <text:p xml:id="id27" text:id="id27" text:style-name="P30"><text:span text:style-name="T26">This is different from Java where objects are restricted pointers</text:span></text:p>
          </draw:text-box>
        </draw:frame>
        <anim:par presentation:node-type="timing-root">
          <anim:par smil:begin="id25.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6" anim:sub-item="text" smil:attributeName="visibility" smil:to="visible"/>
                  <anim:transitionFilter smil:dur="0.5s" smil:targetElement="id26"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7" anim:sub-item="text" smil:attributeName="visibility" smil:to="visible"/>
                  <anim:transitionFilter smil:dur="0.5s" smil:targetElement="id27" anim:sub-item="text" smil:type="checkerBoardWipe" smil:subtype="across"/>
                </anim:par>
              </anim:par>
            </anim:par>
          </anim:seq>
        </anim:par>
        <presentation:notes draw:style-name="dp4">
          <draw:page-thumbnail draw:style-name="gr9" draw:layer="layout" svg:width="14.212cm" svg:height="10.659cm" svg:x="2.753cm" svg:y="2.16cm" draw:page-number="8" presentation:class="page"/>
          <draw:frame presentation:style-name="pr13" draw:text-style-name="P20" draw:layer="layout" svg:width="15.775cm" svg:height="12.792cm" svg:x="1.972cm" svg:y="13.503cm" presentation:class="notes" presentation:placeholder="true">
            <draw:text-box/>
          </draw:frame>
        </presentation:notes>
      </draw:page>
      <draw:page draw:name="page9" draw:style-name="dp1" draw:master-page-name="כותרת_20_ותוכן" presentation:presentation-page-layout-name="AL2T11" xml:id="id28" draw:id="id28">
        <draw:frame draw:name="Rectangle 2" presentation:style-name="pr10" draw:text-style-name="P2" draw:layer="layout" svg:width="23.706cm" svg:height="4.316cm" svg:x="0.847cm" svg:y="0.763cm" presentation:class="title" presentation:user-transformed="true">
          <draw:text-box>
            <text:p text:style-name="P7"><text:span text:style-name="T36">Simple Class </text:span><text:span text:style-name="T36">Declaration </text:span><text:span text:style-name="T36"><text:line-break/></text:span><text:span text:style-name="T36">File: Counter.hpp</text:span><text:span text:style-name="T36"><text:line-break/></text:span><text:span text:style-name="T36">It is also common </text:span><text:span text:style-name="T36">to use .h for C++ </text:span><text:span text:style-name="T36">heade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3.706cm" svg:height="13.546cm" svg:x="0.847cm" svg:y="4.868cm" presentation:class="outline" presentation:user-transformed="true">
          <draw:text-box>
            <text:p text:style-name="P18"><text:span text:style-name="T37">#pragma</text:span><text:span text:style-name="T38"> 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Constructor </text:span><text:span text:style-name="T39"><text:line-break/></text:span><text:span text:style-name="T39"> <text:s text:c="2"/></text:span><text:span text:style-name="T37">void</text:span><text:span text:style-name="T38"> increment(); </text:span><text:span text:style-name="T39">// A method </text:span><text:span text:style-name="T39"><text:line-break/></text:span><text:span text:style-name="T39"> <text:s text:c="2"/></text:span><text:span text:style-name="T37">int</text:span><text:span text:style-name="T38"> value(); </text:span><text:span text:style-name="T39">// Another one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9"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40">Note: private members are </text:span><text:span text:style-name="T40">part of the interface file </text:span><text:span text:style-name="T40">(because they appear at </text:span><text:span text:style-name="T40">the h file, not on </text:span><text:span text:style-name="T40">purpose) </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Implementation: Counter.cpp" draw:style-name="dp1" draw:master-page-name="כותרת_20_ותוכן" presentation:presentation-page-layout-name="AL2T11" xml:id="id29" draw:id="id29">
        <draw:frame draw:name="Rectangle 2" presentation:style-name="pr4" draw:text-style-name="P2" draw:layer="layout" svg:width="23.706cm" svg:height="1.776cm" svg:x="0.847cm" svg:y="0.763cm" presentation:class="title" presentation:user-transformed="true">
          <draw:text-box>
            <text:p text:style-name="P7"><text:span text:style-name="T3">Class </text:span><text:span text:style-name="T3">Implementatio</text:span><text:span text:style-name="T3">n: Counter.cpp</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include</text:span><text:span text:style-name="T12"> </text:span><text:span text:style-name="T43">"Counter.hpp"</text:span><text:span text:style-name="T12"> </text:span></text:p>
            <text:p text:style-name="P18"><text:span text:style-name="T42"/></text:p>
            <text:p text:style-name="P18"><text:span text:style-name="T42">void</text:span><text:span text:style-name="T12"> Counter::increment() </text:span><text:span text:style-name="T12"><text:line-break/></text:span><text:span text:style-name="T12">{ </text:span><text:span text:style-name="T12"><text:line-break/></text:span><text:span text:style-name="T12">   _count++; </text:span><text:span text:style-name="T12"><text:line-break/></text:span><text:span text:style-name="T12">} </text:span></text:p>
            <text:p text:style-name="P18"><text:span text:style-name="T42"/></text:p>
            <text:p text:style-name="P18"><text:span text:style-name="T42">int</text:span><text:span text:style-name="T12"> Counter::value() </text:span><text:span text:style-name="T12"><text:line-break/></text:span><text:span text:style-name="T12">{ </text:span><text:span text:style-name="T12"><text:line-break/></text:span><text:span text:style-name="T12">   </text:span><text:span text:style-name="T42">return</text:span><text:span text:style-name="T12"> _count; </text:span><text:span text:style-name="T12"><text:line-break/></text:span><text:span text:style-name="T12">} </text:span></text:p>
          </draw:text-box>
        </draw:frame>
        <draw:custom-shape draw:name="Line Callout 1 1" draw:style-name="gr19" draw:text-style-name="P36" draw:layer="layout" svg:width="7.619cm" svg:height="3.597cm" svg:x="12.622cm" svg:y="8.89cm">
          <text:p text:style-name="P24"><text:span text:style-name="T4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presentation:node-type="timing-root">
          <anim:par smil:begin="id2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0" presentation:class="page"/>
          <draw:frame presentation:style-name="pr13" draw:text-style-name="P37" draw:layer="layout" svg:width="15.775cm" svg:height="12.792cm" svg:x="1.972cm" svg:y="13.503cm" presentation:class="notes" presentation:placeholder="true">
            <draw:text-box/>
          </draw:frame>
        </presentation:notes>
      </draw:page>
      <draw:page draw:name="Class Implementation: Counter.cpp" draw:style-name="dp1" draw:master-page-name="כותרת_20_ותוכן" presentation:presentation-page-layout-name="AL2T11" xml:id="id30" draw:id="id30">
        <draw:frame draw:name="Rectangle 2" presentation:style-name="pr4" draw:text-style-name="P2" draw:layer="layout" svg:width="23.706cm" svg:height="1.776cm" svg:x="0.847cm" svg:y="0.763cm" presentation:class="title" presentation:user-transformed="true">
          <draw:text-box>
            <text:p text:style-name="P7"><text:span text:style-name="T3">Class </text:span><text:span text:style-name="T3">Implementatio</text:span><text:span text:style-name="T3">n: Counter.cp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text:p>
            <text:p text:style-name="P38"><text:span text:style-name="T5">Constructor - <text:s/>you implement it like a function, </text:span><text:span text:style-name="T5">no return type,</text:span></text:p>
            <text:p text:style-name="P38"><text:span text:style-name="T5">There might be “hidden” code inside it (more </text:span><text:span text:style-name="T5">later)</text:span></text:p>
            <text:p text:style-name="P18"><text:span text:style-name="T13"><text:line-break/></text:span><text:span text:style-name="T13">Counter::Counter() </text:span><text:span text:style-name="T13"><text:line-break/></text:span><text:span text:style-name="T13">{ </text:span><text:span text:style-name="T13"><text:line-break/></text:span><text:span text:style-name="T13">   _count = </text:span><text:span text:style-name="T45">0</text:span><text:span text:style-name="T13">; </text:span><text:span text:style-name="T13"><text:line-break/></text:span><text:span text:style-name="T13">} </text:span></text:p>
          </draw:text-box>
        </draw:frame>
        <anim:par presentation:node-type="timing-root">
          <anim:par smil:begin="id3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1" presentation:class="page"/>
          <draw:frame presentation:style-name="pr13" draw:text-style-name="P20" draw:layer="layout" svg:width="15.775cm" svg:height="12.792cm" svg:x="1.972cm" svg:y="13.503cm" presentation:class="notes" presentation:placeholder="true">
            <draw:text-box/>
          </draw:frame>
        </presentation:notes>
      </draw:page>
      <draw:page draw:name="Using the class&#10;File: app.cpp" draw:style-name="dp1" draw:master-page-name="כותרת_20_ותוכן" presentation:presentation-page-layout-name="AL2T11" xml:id="id31" draw:id="id31">
        <draw:frame draw:name="Rectangle 2" presentation:style-name="pr4" draw:text-style-name="P2" draw:layer="layout" svg:width="23.706cm" svg:height="2.623cm" svg:x="0.847cm" svg:y="0.763cm" presentation:class="title" presentation:user-transformed="true">
          <draw:text-box>
            <text:p text:style-name="P7"><text:span text:style-name="T3">Using the </text:span><text:span text:style-name="T3">class</text:span><text:span text:style-name="T3"><text:line-break/></text:span><text:span text:style-name="T3">File: app.cpp</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6" draw:text-style-name="P11" draw:layer="layout" svg:width="24.129cm" svg:height="15.662cm" svg:x="0.635cm" svg:y="2.752cm" presentation:class="outline" presentation:user-transformed="true">
          <draw:text-box>
            <text:p text:style-name="P39"><text:span text:style-name="T46"/></text:p>
            <text:p text:style-name="P39"><text:span text:style-name="T46">#include</text:span><text:span text:style-name="T47"> </text:span><text:span text:style-name="T48">"Counter.hpp"</text:span><text:span text:style-name="T47"> </text:span><text:span text:style-name="T47"><text:line-break/></text:span><text:span text:style-name="T46">#include</text:span><text:span text:style-name="T47"> </text:span><text:span text:style-name="T48">&lt;cstdio&gt;</text:span><text:span text:style-name="T47"><text:line-break/></text:span><text:span text:style-name="T46">int</text:span><text:span text:style-name="T47"> main() </text:span><text:span text:style-name="T47"><text:line-break/></text:span><text:span text:style-name="T47">{ </text:span><text:span text:style-name="T47"><text:line-break/></text:span><text:span text:style-name="T47">   Counter cnt; </text:span><text:span text:style-name="T49">// Call to constructor! </text:span><text:span text:style-name="T49"><text:line-break/></text:span><text:span text:style-name="T49"> <text:s text:c="2"/></text:span><text:span text:style-name="T47">printf(</text:span><text:span text:style-name="T48">"Initial value= %d\n"</text:span><text:span text:style-name="T47">, cnt.value()); </text:span><text:span text:style-name="T47"><text:line-break/></text:span><text:span text:style-name="T47">   cnt.increment(); </text:span><text:span text:style-name="T47"><text:line-break/></text:span><text:span text:style-name="T47">   printf(</text:span><text:span text:style-name="T48">"New value = %d\n"</text:span><text:span text:style-name="T47">, cnt.value()); </text:span><text:span text:style-name="T47"><text:line-break/></text:span><text:span text:style-name="T47">} </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2" presentation:class="page"/>
          <draw:frame draw:name="מציין מיקום של הערות 2" presentation:style-name="pr14" draw:text-style-name="P40" draw:layer="layout" svg:width="14.463cm" svg:height="12.787cm" svg:x="2.628cm" svg:y="13.507cm" presentation:class="notes" presentation:user-transformed="true">
            <draw:text-box>
              <text:p text:style-name="P32"><text:span text:style-name="T50">Where is the class stored?</text:span></text:p>
              <text:p text:style-name="P32"><text:span text:style-name="T50">Like a c struct, on the stack!</text:span></text:p>
              <text:p text:style-name="P32"><text:span text:style-name="T50"/></text:p>
            </draw:text-box>
          </draw:frame>
          <draw:frame draw:name="מציין מיקום של מספר שקופית 3" presentation:style-name="pr15" draw:text-style-name="P41"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How do we compile it?" draw:style-name="dp1" draw:master-page-name="כותרת_20_ותוכן" presentation:presentation-page-layout-name="AL2T11" xml:id="id32" draw:id="id32">
        <draw:frame draw:name="Rectangle 2" presentation:style-name="pr4" draw:text-style-name="P2" draw:layer="layout" svg:width="23.706cm" svg:height="1.776cm" svg:x="0.847cm" svg:y="0.763cm" presentation:class="title" presentation:user-transformed="true">
          <draw:text-box>
            <text:p text:style-name="P7"><text:span text:style-name="T3">How do we </text:span><text:span text:style-name="T3">compile it?</text:span></text:p>
          </draw:text-box>
        </draw:frame>
        <draw:frame draw:name="מציין מיקום של מספר שקופית 4" presentation:style-name="pr5" draw:text-style-name="P35"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976cm" svg:height="15.874cm" svg:x="0cm" svg:y="2.54cm" presentation:class="outline" presentation:user-transformed="true">
          <draw:text-box>
            <text:p text:style-name="P38"><text:span text:style-name="T51"/></text:p>
            <text:p text:style-name="P38"><text:span text:style-name="T52">g++ -Wall -Wvla -Werror -g -D_GLIBCXX_DEBUG -std=c++11 </text:span><text:span text:style-name="T53">–c</text:span><text:span text:style-name="T52"> Counter.cpp –o Counter.o</text:span></text:p>
            <text:p text:style-name="P38"><text:span text:style-name="T52">g++ -Wall -Wvla -Werror -g -D_GLIBCXX_DEBUG -std=c++11 </text:span><text:span text:style-name="T53">–c</text:span><text:span text:style-name="T52"> app.cpp –o app.o</text:span></text:p>
            <text:p text:style-name="P38"><text:span text:style-name="T52"/></text:p>
            <text:p text:style-name="P38"><text:span text:style-name="T52">g++ -Wvla -Werror -g -D_GLIBCXX_DEBUG -std=c++11 -Wall Counter.o app.o –o app </text:span></text:p>
            <text:p text:style-name="P38"><text:span text:style-name="T54"/></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41"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Declaration + implementation" draw:style-name="dp1" draw:master-page-name="כותרת_20_ותוכן" presentation:presentation-page-layout-name="AL2T11" xml:id="id33" draw:id="id33">
        <draw:frame draw:name="Rectangle 2" presentation:style-name="pr4" draw:text-style-name="P2" draw:layer="layout" svg:width="23.706cm" svg:height="1.776cm" svg:x="0.847cm" svg:y="0.763cm" presentation:class="title" presentation:user-transformed="true">
          <draw:text-box>
            <text:p text:style-name="P7"><text:span text:style-name="T3">Declaration + </text:span><text:span text:style-name="T3">implementatio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pragma </text:span><text:span text:style-name="T38">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Constructor </text:span></text:p>
            <text:p text:style-name="P18"><text:span text:style-name="T39"><text:s text:c="3"/></text:span><text:span text:style-name="T39">// A method with </text:span><text:span text:style-name="T55">inline (we will learn about this </text:span><text:span text:style-name="T55">later) </text:span><text:span text:style-name="T39">implementation :</text:span><text:span text:style-name="T39"><text:line-break/></text:span><text:span text:style-name="T39"> <text:s text:c="2"/></text:span><text:span text:style-name="T37">void</text:span><text:span text:style-name="T38"> increment(){ _count++;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Basics: Public/Private" draw:style-name="dp1" draw:master-page-name="כותרת_20_ותוכן" presentation:presentation-page-layout-name="AL2T11" xml:id="id34" draw:id="id34">
        <draw:frame draw:name="Rectangle 2" presentation:style-name="pr4" draw:text-style-name="P2" draw:layer="layout" svg:width="23.706cm" svg:height="1.776cm" svg:x="0.847cm" svg:y="0.763cm" presentation:class="title" presentation:user-transformed="true">
          <draw:text-box>
            <text:p text:style-name="P7"><text:span text:style-name="T3">Class Basics: </text:span><text:span text:style-name="T3">Public/Privat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874cm" svg:x="0.847cm" svg:y="2.54cm" presentation:class="outline" presentation:user-transformed="true">
          <draw:text-box>
            <text:p text:style-name="P38"><text:span text:style-name="T5">Declare which parts of the class are </text:span><text:span text:style-name="T5">accessible outside the class</text:span></text:p>
            <text:p text:style-name="P18"><text:span text:style-name="T56">class</text:span><text:span text:style-name="T13"> Foo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7">// accessible from outside </text:span><text:span text:style-name="T57"><text:line-break/></text:span><text:span text:style-name="T56">private</text:span><text:span text:style-name="T13">: </text:span><text:span text:style-name="T13"><text:line-break/></text:span><text:span text:style-name="T57">// private - not accessible from outside // </text:span><text:span text:style-name="T57">(compilation error)</text:span></text:p>
            <text:p text:style-name="P18"><text:span text:style-name="T57">// </text:span><text:span text:style-name="T58">but visible to user!</text:span><text:span text:style-name="T57"><text:line-break/></text:span><text:span text:style-name="T13">}; </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5" presentation:class="page"/>
          <draw:frame presentation:style-name="pr13"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5" draw:id="id35">
        <draw:frame draw:name="Rectangle 2" presentation:style-name="pr17" draw:text-style-name="P2" draw:layer="layout" svg:width="24.129cm" svg:height="1.988cm" svg:x="0.635cm" svg:y="0.763cm" presentation:class="title" presentation:user-transformed="true">
          <draw:text-box>
            <text:p text:style-name="P7"><text:span text:style-name="T3">Exampl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9"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 </text:span></text:p>
          </draw:text-box>
        </draw:frame>
        <draw:frame draw:name="Rectangle 4" presentation:style-name="pr19" draw:text-style-name="P11" draw:layer="layout" svg:width="12.699cm" svg:height="15.662cm" svg:x="11.939cm" svg:y="3.048cm" presentation:class="outline" presentation:user-transformed="true">
          <draw:text-box>
            <text:p text:style-name="P38"><text:span text:style-name="T56">int</text:span><text:span text:style-name="T13"> main() </text:span><text:span text:style-name="T13"><text:line-break/></text:span><text:span text:style-name="T13">{ </text:span><text:span text:style-name="T13"><text:line-break/></text:span><text:span text:style-name="T13">   MyClass foo; </text:span><text:span text:style-name="T13"><text:line-break/></text:span><text:span text:style-name="T13">   </text:span><text:span text:style-name="T57">// legal:</text:span><text:span text:style-name="T57"><text:line-break/></text:span><text:span text:style-name="T57"> <text:s text:c="2"/></text:span><text:span text:style-name="T13">foo._x = </text:span><text:span text:style-name="T45">1.0</text:span><text:span text:style-name="T13">; </text:span><text:span text:style-name="T13"><text:line-break/></text:span><text:span text:style-name="T13">   foo.a(); </text:span><text:span text:style-name="T13"><text:line-break/></text:span><text:span text:style-name="T59">   //compile error: </text:span><text:span text:style-name="T59"><text:line-break/></text:span><text:span text:style-name="T57"> <text:s text:c="2"/></text:span><text:span text:style-name="T13">foo._y = </text:span><text:span text:style-name="T45">2.0</text:span><text:span text:style-name="T13">; </text:span><text:span text:style-name="T13"><text:line-break/></text:span><text:span text:style-name="T13">   foo.b(); </text:span><text:span text:style-name="T13"><text:line-break/></text:span><text:span text:style-name="T13">} </text:span><text:span text:style-name="T13"><text:line-break/></text:span><text:span text:style-name="T13"><text:line-break/></text:span><text:span text:style-name="T13"/></text:p>
            <text:p text:style-name="P38"><text:span text:style-name="T13"><text:line-break/></text:span><text:span text:style-name="T13"/></text:p>
          </draw:text-box>
        </draw:frame>
        <draw:line draw:name="Line 5" draw:style-name="gr20" draw:text-style-name="P13" draw:layer="layout" svg:x1="11.337cm" svg:y1="3.069cm" svg:x2="11.338cm" svg:y2="17.846cm">
          <text:p/>
        </draw:line>
        <anim:par presentation:node-type="timing-root">
          <anim:par smil:begin="id3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6" presentation:class="page"/>
          <draw:frame presentation:style-name="pr20"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6" draw:id="id36">
        <draw:frame draw:name="Rectangle 2" presentation:style-name="pr17" draw:text-style-name="P2" draw:layer="layout" svg:width="24.129cm" svg:height="1.988cm" svg:x="0.635cm" svg:y="0.763cm" presentation:class="title" presentation:user-transformed="true">
          <draw:text-box>
            <text:p text:style-name="P7"><text:span text:style-name="T3">Exampl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text:span></text:p>
          </draw:text-box>
        </draw:frame>
        <draw:frame draw:name="Rectangle 4" presentation:style-name="pr19" draw:text-style-name="P11" draw:layer="layout" svg:width="13.715cm" svg:height="15.662cm" svg:x="11.684cm" svg:y="2.794cm" presentation:class="outline" presentation:user-transformed="true">
          <draw:text-box>
            <text:p text:style-name="P18"><text:span text:style-name="T56">int</text:span><text:span text:style-name="T13"> MyClass::a() </text:span><text:span text:style-name="T13"><text:line-break/></text:span><text:span text:style-name="T13">{ </text:span><text:span text:style-name="T13"><text:line-break/></text:span><text:span text:style-name="T13">   </text:span><text:span text:style-name="T57">// legal </text:span><text:span text:style-name="T57"><text:line-break/></text:span><text:span text:style-name="T57"> <text:s text:c="2"/></text:span><text:span text:style-name="T13">_x = </text:span><text:span text:style-name="T45">1.0</text:span><text:span text:style-name="T13">; </text:span><text:span text:style-name="T13"><text:line-break/></text:span><text:span text:style-name="T13">   </text:span><text:span text:style-name="T57">// also legal </text:span><text:span text:style-name="T57"><text:line-break/></text:span><text:span text:style-name="T57"> <text:s text:c="2"/></text:span><text:span text:style-name="T13">_y = </text:span><text:span text:style-name="T45">2.0</text:span><text:span text:style-name="T13">; </text:span><text:span text:style-name="T13"><text:line-break/></text:span><text:span text:style-name="T13">   b(); </text:span><text:span text:style-name="T13"><text:line-break/></text:span><text:span text:style-name="T13">} </text:span></text:p>
          </draw:text-box>
        </draw:frame>
        <draw:line draw:name="Line 5" draw:style-name="gr20" draw:text-style-name="P13" draw:layer="layout" svg:x1="11.068cm" svg:y1="2.844cm" svg:x2="11.108cm" svg:y2="17.061cm">
          <text:p/>
        </draw:line>
        <anim:par presentation:node-type="timing-root">
          <anim:par smil:begin="id3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7" presentation:class="page"/>
          <draw:frame presentation:style-name="pr20" draw:text-style-name="P20" draw:layer="layout" svg:width="15.775cm" svg:height="12.792cm" svg:x="1.972cm" svg:y="13.503cm" presentation:class="notes" presentation:placeholder="true">
            <draw:text-box/>
          </draw:frame>
        </presentation:notes>
      </draw:page>
      <draw:page draw:name="Example – Point" draw:style-name="dp5" draw:master-page-name="כותרת_20_ותוכן" presentation:presentation-page-layout-name="AL2T11" xml:id="id37" draw:id="id37">
        <draw:frame draw:name="כותרת 1" presentation:style-name="pr4" draw:text-style-name="P2" draw:layer="layout" svg:width="23.706cm" svg:height="1.776cm" svg:x="0.847cm" svg:y="0.763cm" presentation:class="title" presentation:user-transformed="true">
          <draw:text-box>
            <text:p text:style-name="P7"><text:span text:style-name="T3">Example – </text:span><text:span text:style-name="T3">Point</text:span></text:p>
          </draw:text-box>
        </draw:frame>
        <draw:custom-shape draw:name="TextBox 3" draw:style-name="gr21" draw:text-style-name="P42" draw:layer="layout" svg:width="18.752cm" svg:height="11.019cm" svg:x="3.598cm" svg:y="4.154cm">
          <text:p text:style-name="P12"><text:span text:style-name="T14">class</text:span><text:span text:style-name="T15"> Point </text:span><text:span text:style-name="T15"><text:line-break/></text:span><text:span text:style-name="T15">{ </text:span><text:span text:style-name="T15"><text:line-break/></text:span><text:span text:style-name="T15"><text:tab/></text:span><text:span text:style-name="T14">public</text:span><text:span text:style-name="T15">: </text:span></text:p>
          <text:p text:style-name="P12"><text:span text:style-name="T15"><text:tab/></text:span><text:span text:style-name="T15"> <text:s/></text:span><text:span text:style-name="T15">Point(</text:span><text:span text:style-name="T14">int</text:span><text:span text:style-name="T15"> x, </text:span><text:span text:style-name="T14">int</text:span><text:span text:style-name="T15"> y);</text:span></text:p>
          <text:p text:style-name="P12"><text:span text:style-name="T15"><text:tab/></text:span><text:span text:style-name="T15"> <text:s/></text:span><text:span text:style-name="T14">int</text:span><text:span text:style-name="T15"> getX();</text:span></text:p>
          <text:p text:style-name="P12"><text:span text:style-name="T15"><text:tab/></text:span><text:span text:style-name="T15"> <text:s/></text:span><text:span text:style-name="T14">int</text:span><text:span text:style-name="T15"> getY();</text:span></text:p>
          <text:p text:style-name="P12"><text:span text:style-name="T14">private</text:span><text:span text:style-name="T15">: </text:span></text:p>
          <text:p text:style-name="P12"><text:span text:style-name="T15"><text:tab/></text:span><text:span text:style-name="T15"> <text:s/></text:span><text:span text:style-name="T14">int</text:span><text:span text:style-name="T15"> _x, _y; </text:span><text:span text:style-name="T15"><text:line-break/></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7.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8"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38" draw:id="id38">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instance for which the member </text:span><text:span text:style-name="T60">method was invoked</text:span></text:p>
            <text:p text:style-name="P38"><text:span text:style-name="T60"/></text:p>
          </draw:text-box>
        </draw:fram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8.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9"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39" draw:id="id39">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instance for which the member </text:span><text:span text:style-name="T60">method was invoked</text:span></text:p>
            <text:p text:style-name="P38"><text:span text:style-name="T60"/></text:p>
          </draw:text-box>
        </draw:frame>
        <draw:custom-shape draw:name="TextBox 3" draw:style-name="gr21" draw:text-style-name="P5" draw:layer="layout" svg:width="21.589cm" svg:height="6.205cm" svg:x="1.693cm" svg:y="11.007cm">
          <text:p text:style-name="P43"><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4"><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anim:par presentation:node-type="timing-root">
          <anim:par smil:begin="id39.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0"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40" draw:id="id40">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38"><text:span text:style-name="T60">The address of the instance for which the member </text:span><text:span text:style-name="T60">method was invoked</text:span></text:p>
            <text:p text:style-name="P38"><text:span text:style-name="T60"/></text:p>
          </draw:text-box>
        </draw:frame>
        <draw:custom-shape draw:name="TextBox 3" draw:style-name="gr21" draw:text-style-name="P5" draw:layer="layout" svg:width="21.589cm" svg:height="6.205cm" svg:x="1.693cm" svg:y="11.007cm">
          <text:p text:style-name="P43"><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4"><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custom-shape draw:name="TextBox 6" draw:style-name="gr22" draw:text-style-name="P46" draw:layer="layout" svg:width="8.22cm" svg:height="1.267cm" svg:x="12.442cm" svg:y="14.047cm">
          <text:p text:style-name="P45"><text:span text:style-name="T19">Type of “this”: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1"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nd classes" draw:style-name="dp1" draw:master-page-name="כותרת_20_ותוכן" presentation:presentation-page-layout-name="AL2T11" xml:id="id41" draw:id="id41">
        <draw:frame draw:name="כותרת 1" presentation:style-name="pr4" draw:text-style-name="P2" draw:layer="layout" svg:width="23.706cm" svg:height="1.776cm" svg:x="0.847cm" svg:y="0.763cm" presentation:class="title" presentation:user-transformed="true">
          <draw:text-box>
            <text:p text:style-name="P7"><text:span text:style-name="T3">structs and </text:span><text:span text:style-name="T3">classe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Where did </text:span><text:span text:style-name="T42">struct</text:span><text:span text:style-name="T26">s go? </text:span></text:p>
            <text:list text:style-name="L7">
              <text:list-item>
                <text:list>
                  <text:list-item>
                    <text:p text:style-name="P47"><text:span text:style-name="T64">In C++ </text:span><text:span text:style-name="T65">class</text:span><text:span text:style-name="T66">==</text:span><text:span text:style-name="T65">struct</text:span><text:span text:style-name="T64">, except that by default </text:span><text:span text:style-name="T65">struct </text:span><text:span text:style-name="T64">members are </text:span><text:span text:style-name="T67">public</text:span><text:span text:style-name="T64"> and </text:span><text:span text:style-name="T65">class </text:span><text:span text:style-name="T64">members </text:span><text:span text:style-name="T64">are </text:span><text:span text:style-name="T67">private </text:span><text:span text:style-name="T64">(also inheritance diff later):</text:span></text:p>
                  </text:list-item>
                </text:list>
              </text:list-item>
            </text:list>
          </draw:text-box>
        </draw:frame>
        <draw:custom-shape draw:name="Rectangle 3" draw:style-name="gr23" draw:text-style-name="P13" draw:layer="layout" svg:width="11.641cm" svg:height="10.159cm" svg:x="0.635cm" svg:y="8.043cm">
          <text:p text:style-name="P38"><text:span text:style-name="T42">struct</text:span><text:span text:style-name="T12"> MyStruct </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38"><text:span text:style-name="T6">class </text:span><text:span text:style-name="T7">MyClass </text:span><text:span text:style-name="T7"><text:line-break/></text:span><text:span text:style-name="T7">{ </text:span><text:span text:style-name="T7"><text:line-break/></text:span><text:span text:style-name="T7">   </text:span><text:span text:style-name="T6">int</text:span><text:span text:style-name="T7"> x;</text:span><text:span text:style-name="T7"><text:line-break/></text:span><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3" draw:text-style-name="P13" draw:layer="layout" svg:width="12.487cm" svg:height="10.159cm" svg:x="12.277cm" svg:y="7.62cm">
          <text:p text:style-name="P38"><text:span text:style-name="T42">int</text:span><text:span text:style-name="T12"> main() </text:span><text:span text:style-name="T12"><text:line-break/></text:span><text:span text:style-name="T12">{ </text:span><text:span text:style-name="T12"><text:line-break/></text:span><text:span text:style-name="T12">  </text:span><text:span text:style-name="T7"> MyStruct s; </text:span><text:span text:style-name="T7"><text:line-break/></text:span><text:span text:style-name="T68"> <text:s text:c="2"/></text:span><text:span text:style-name="T7">s.x = </text:span><text:span text:style-name="T8">1</text:span><text:span text:style-name="T7">; </text:span><text:span text:style-name="T68">// ok</text:span><text:span text:style-name="T7"> </text:span><text:span text:style-name="T7"><text:line-break/></text:span><text:span text:style-name="T7">   MyClass c; </text:span><text:span text:style-name="T7"><text:line-break/></text:span><text:span text:style-name="T69"> <text:s text:c="2"/>c.x = 1; // error</text:span><text:span text:style-name="T7"> </text:span><text:span text:style-name="T7"><text:line-break/></text:span><text:span text:style-name="T7">} </text:span><text:span text:style-name="T7"><text:line-break/></text:span><text:span text:style-name="T7"><text:line-break/></text:span><text:span text:style-name="T7"/></text:p>
          <text:p text:style-name="P38"><text:span text:style-name="T7"><text:line-break/></text:span><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2"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mp; classes" draw:style-name="dp1" draw:master-page-name="כותרת_20_ותוכן" presentation:presentation-page-layout-name="AL2T11" xml:id="id42" draw:id="id42">
        <draw:frame draw:name="כותרת 1" presentation:style-name="pr4" draw:text-style-name="P2" draw:layer="layout" svg:width="23.706cm" svg:height="1.776cm" svg:x="0.847cm" svg:y="0.763cm" presentation:class="title" presentation:user-transformed="true">
          <draw:text-box>
            <text:p text:style-name="P7"><text:span text:style-name="T3">structs &amp; </text:span><text:span text:style-name="T3">classe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All of these are the same:</text:span></text:p>
            <text:p text:style-name="P38"><text:span text:style-name="T42">struct</text:span><text:span text:style-name="T12"> A</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38"><text:span text:style-name="T42"/></text:p>
            <text:p text:style-name="P38"><text:span text:style-name="T42">struct</text:span><text:span text:style-name="T12"> A</text:span><text:span text:style-name="T12"><text:line-break/></text:span><text:span text:style-name="T12">{ </text:span><text:span text:style-name="T12"><text:line-break/></text:span><text:span text:style-name="T12">   </text:span><text:span text:style-name="T42">public:</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42">class </text:span><text:span text:style-name="T12">A</text:span><text:span text:style-name="T12"><text:line-break/></text:span><text:span text:style-name="T12">{ </text:span><text:span text:style-name="T12"><text:line-break/></text:span><text:span text:style-name="T12">   </text:span><text:span text:style-name="T42">public:</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26"/></text:p>
            <text:p text:style-name="P38"><text:span text:style-name="T26"/></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structs &amp; classes" draw:style-name="dp1" draw:master-page-name="כותרת_20_ותוכן" presentation:presentation-page-layout-name="AL2T11" xml:id="id43" draw:id="id43">
        <draw:frame draw:name="כותרת 1" presentation:style-name="pr4" draw:text-style-name="P2" draw:layer="layout" svg:width="23.706cm" svg:height="1.776cm" svg:x="0.847cm" svg:y="0.763cm" presentation:class="title" presentation:user-transformed="true">
          <draw:text-box>
            <text:p text:style-name="P7"><text:span text:style-name="T3">structs &amp; </text:span><text:span text:style-name="T3">classe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38"><text:span text:style-name="T26">All of these are the same (and useless):</text:span></text:p>
            <text:p text:style-name="P38"><text:span text:style-name="T42">class </text:span><text:span text:style-name="T12">A</text:span><text:span text:style-name="T12"><text:line-break/></text:span><text:span text:style-name="T12">{ </text:span></text:p>
            <text:p text:style-name="P38"><text:span text:style-name="T12"><text:s text:c="3"/></text:span><text:span text:style-name="T42">int</text:span><text:span text:style-name="T12"> x;</text:span><text:span text:style-name="T12"><text:line-break/></text:span><text:span text:style-name="T12">};</text:span></text:p>
            <text:p text:style-name="P38"><text:span text:style-name="T42"/></text:p>
            <text:p text:style-name="P38"><text:span text:style-name="T42">class </text:span><text:span text:style-name="T12">A</text:span><text:span text:style-name="T12"><text:line-break/></text:span><text:span text:style-name="T12">{ </text:span><text:span text:style-name="T12"><text:line-break/></text:span><text:span text:style-name="T12">   </text:span><text:span text:style-name="T42">private:</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42">struct </text:span><text:span text:style-name="T12">A</text:span><text:span text:style-name="T12"><text:line-break/></text:span><text:span text:style-name="T12">{ </text:span><text:span text:style-name="T12"><text:line-break/></text:span><text:span text:style-name="T12">   </text:span><text:span text:style-name="T42">private:</text:span></text:p>
            <text:p text:style-name="P38"><text:span text:style-name="T42"><text:s text:c="3"/></text:span><text:span text:style-name="T42">int</text:span><text:span text:style-name="T12"> x;</text:span><text:span text:style-name="T12"><text:line-break/></text:span><text:span text:style-name="T12">};</text:span></text:p>
            <text:p text:style-name="P38"><text:span text:style-name="T12"/></text:p>
            <text:p text:style-name="P38"><text:span text:style-name="T26"/></text:p>
            <text:p text:style-name="P38"><text:span text:style-name="T26"/></text:p>
          </draw:text-box>
        </draw:frame>
        <anim:par presentation:node-type="timing-root">
          <anim:par smil:begin="id4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 Basics - member/static" draw:style-name="dp5" draw:master-page-name="כותרת_20_ותוכן" presentation:presentation-page-layout-name="AL2T11" xml:id="id44" draw:id="id44">
        <draw:frame draw:name="Title 1" presentation:style-name="pr4" draw:text-style-name="P2" draw:layer="layout" svg:width="23.706cm" svg:height="1.776cm" svg:x="0.847cm" svg:y="0.763cm" presentation:class="title" presentation:user-transformed="true">
          <draw:text-box>
            <text:p text:style-name="P7"><text:span text:style-name="T3">Class Basics - </text:span><text:span text:style-name="T3">member/static</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38"><text:span text:style-name="T70">class</text:span><text:span text:style-name="T71"> List </text:span><text:span text:style-name="T71"><text:line-break/></text:span><text:span text:style-name="T71">{ </text:span><text:span text:style-name="T71"><text:line-break/></text:span><text:span text:style-name="T70">public</text:span><text:span text:style-name="T71">: </text:span><text:span text:style-name="T71"><text:line-break/></text:span><text:span text:style-name="T71">   </text:span><text:span text:style-name="T70">static</text:span><text:span text:style-name="T71"> </text:span><text:span text:style-name="T70">int</text:span><text:span text:style-name="T71"> getMaxSize(); </text:span><text:span text:style-name="T71"><text:line-break/></text:span><text:span text:style-name="T71">   </text:span><text:span text:style-name="T70">int</text:span><text:span text:style-name="T71"> getSize(); </text:span><text:span text:style-name="T71"><text:line-break/></text:span><text:span text:style-name="T71">   </text:span><text:span text:style-name="T70">static</text:span><text:span text:style-name="T71"> </text:span><text:span text:style-name="T70">int</text:span><text:span text:style-name="T71"> max_size=</text:span><text:span text:style-name="T72">1000</text:span><text:span text:style-name="T71">; </text:span><text:span text:style-name="T73">//error! (only outside, below)</text:span><text:span text:style-name="T73"><text:line-break/></text:span><text:span text:style-name="T73"> <text:s text:c="2"/></text:span><text:span text:style-name="T70">int</text:span><text:span text:style-name="T71"> size=</text:span><text:span text:style-name="T72">0</text:span><text:span text:style-name="T71">; </text:span><text:span text:style-name="T73">//error! (only in ctor, coming slides)</text:span><text:span text:style-name="T73"><text:line-break/></text:span><text:span text:style-name="T71">}; </text:span></text:p>
            <text:p text:style-name="P38"><text:span text:style-name="T71"><text:line-break/></text:span><text:span text:style-name="T70">int</text:span><text:span text:style-name="T71"> List::max_size=</text:span><text:span text:style-name="T72">1000</text:span><text:span text:style-name="T71">; </text:span><text:span text:style-name="T73">//ok, in one cpp file </text:span><text:span text:style-name="T73"><text:line-break/></text:span><text:span text:style-name="T71"><text:line-break/></text:span><text:span text:style-name="T70">int</text:span><text:span text:style-name="T71"> main() </text:span><text:span text:style-name="T71"><text:line-break/></text:span><text:span text:style-name="T71">{ </text:span><text:span text:style-name="T71"><text:line-break/></text:span><text:span text:style-name="T71">   List l; </text:span><text:span text:style-name="T71"><text:line-break/></text:span><text:span text:style-name="T71">   l.getSize(); </text:span><text:span text:style-name="T71"><text:line-break/></text:span><text:span text:style-name="T71">   List::getMaxSize(); </text:span><text:span text:style-name="T71"><text:line-break/></text:span><text:span text:style-name="T71">   l.getMaxSize(); </text:span><text:span text:style-name="T73">//compiles ok, but bad style</text:span><text:span text:style-name="T71"> </text:span><text:span text:style-name="T71"><text:line-break/></text:span><text:span text:style-name="T71">} </text:span><text:span text:style-name="T71"><text:line-break/></text:span><text:span text:style-name="T71"/></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5" presentation:class="page"/>
          <draw:frame draw:name="Notes Placeholder 2" presentation:style-name="pr22" draw:text-style-name="P6" draw:layer="layout" svg:width="14.463cm" svg:height="12.787cm" svg:x="2.628cm" svg:y="13.507cm" presentation:class="notes" presentation:user-transformed="true">
            <draw:text-box>
              <text:p text:style-name="P32"><text:span text:style-name="T50">More about this in <text:s/>the tirgul</text:span></text:p>
            </draw:text-box>
          </draw:frame>
          <draw:frame draw:name="Slide Number Placeholder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this" draw:style-name="dp5" draw:master-page-name="כותרת_20_ותוכן" presentation:presentation-page-layout-name="AL2T11" xml:id="id45" draw:id="id45">
        <draw:frame draw:name="Title 1" presentation:style-name="pr4" draw:text-style-name="P2" draw:layer="layout" svg:width="23.706cm" svg:height="1.776cm" svg:x="0.847cm" svg:y="0.763cm" presentation:class="title" presentation:user-transformed="true">
          <draw:text-box>
            <text:p text:style-name="P7"><text:span text:style-name="T74">this</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18"><text:span text:style-name="T70">static</text:span><text:span text:style-name="T71"> </text:span><text:span text:style-name="T70">int</text:span><text:span text:style-name="T71"> List::getMaxSize() </text:span><text:span text:style-name="T73">//no this! </text:span><text:span text:style-name="T73"><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 compile error! </text:span><text:span text:style-name="T73"><text:line-break/></text:span><text:span text:style-name="T73"> <text:s text:c="2"/></text:span><text:span text:style-name="T70">return</text:span><text:span text:style-name="T71"> max_size; </text:span><text:span text:style-name="T73">// ok </text:span><text:span text:style-name="T73"><text:line-break/></text:span><text:span text:style-name="T71">} </text:span><text:span text:style-name="T71"><text:line-break/></text:span><text:span text:style-name="T70">int</text:span><text:span text:style-name="T71"> List::getSize() </text:span><text:span text:style-name="T71"><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ok </text:span><text:span text:style-name="T73"><text:line-break/></text:span><text:span text:style-name="T71">} </text:span></text:p>
          </draw:text-box>
        </draw:frame>
        <anim:par presentation:node-type="timing-root">
          <anim:par smil:begin="id4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26"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46" draw:id="id46">
        <draw:frame draw:name="Rectangle 2" presentation:style-name="pr4" draw:text-style-name="P2" draw:layer="layout" svg:width="23.706cm" svg:height="1.776cm" svg:x="0.847cm" svg:y="0.763cm" presentation:class="title" presentation:user-transformed="true">
          <draw:text-box>
            <text:p text:style-name="P7"><text:span text:style-name="T3">Class Basics: </text:span><text:span text:style-name="T3">Construc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75">Initialize the class object upon construction</text:span></text:p>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9">// Calls 1</text:span><text:span text:style-name="T39"><text:line-break/></text:span><text:span text:style-name="T38">MyClass b(</text:span><text:span text:style-name="T76">5</text:span><text:span text:style-name="T38">); </text:span><text:span text:style-name="T39">// Calls 2</text:span><text:span text:style-name="T39"><text:line-break/></text:span><text:span text:style-name="T38">MyClass c( </text:span><text:span text:style-name="T76">1.0</text:span><text:span text:style-name="T38">, </text:span><text:span text:style-name="T76">0.0</text:span><text:span text:style-name="T38"> ); </text:span><text:span text:style-name="T39">// Calls 3 </text:span></text:p>
          </draw:text-box>
        </draw:frame>
        <draw:custom-shape draw:name="Oval 4" draw:style-name="gr24" draw:text-style-name="P13" draw:layer="layout" svg:width="0.978cm" svg:height="0.978cm" svg:x="0.366cm" svg:y="7.748cm">
          <text:p text:style-name="P23"><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0.388cm" svg:y="8.881cm">
          <text:p text:style-name="P23"><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0.41cm" svg:y="10.014cm">
          <text:p text:style-name="P23"><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7"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47" draw:id="id47">
        <draw:frame draw:name="Rectangle 2" presentation:style-name="pr4" draw:text-style-name="P2" draw:layer="layout" svg:width="23.706cm" svg:height="2.116cm" svg:x="0.847cm" svg:y="0.423cm" presentation:class="title" presentation:user-transformed="true">
          <draw:text-box>
            <text:p text:style-name="P7"><text:span text:style-name="T3">Constructors – </text:span><text:span text:style-name="T3">parameterless </text:span><text:span text:style-name="T3">cto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text:span><text:span text:style-name="T12"><text:line-break/></text:span><text:span text:style-name="T12">{ </text:span><text:span text:style-name="T12"><text:line-break/></text:span><text:span text:style-name="T42">public</text:span><text:span text:style-name="T12">: </text:span><text:span text:style-name="T12"><text:line-break/></text:span><text:span text:style-name="T12">   MyClass(); </text:span><text:span text:style-name="T78">// parameterless ctor.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text:span><text:span text:style-name="T12"><text:line-break/></text:span><text:span text:style-name="T12">{ </text:span><text:span text:style-name="T12"><text:line-break/></text:span><text:span text:style-name="T12">   MyClass a; </text:span><text:span text:style-name="T78">// parameterless ctor called </text:span><text:span text:style-name="T78"><text:line-break/></text:span><text:span text:style-name="T78">   // ...</text:span></text:p>
          </draw:text-box>
        </draw:frame>
        <anim:par presentation:node-type="timing-root">
          <anim:par smil:begin="id4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8"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48" draw:id="id48">
        <draw:frame draw:name="Rectangle 2" presentation:style-name="pr4" draw:text-style-name="P2" draw:layer="layout" svg:width="23.706cm" svg:height="2.116cm" svg:x="0.847cm" svg:y="0.423cm" presentation:class="title" presentation:user-transformed="true">
          <draw:text-box>
            <text:p text:style-name="P7"><text:span text:style-name="T36">Constructors – </text:span><text:span text:style-name="T36">default </text:span><text:span text:style-name="T36">parameterless cto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text:span><text:span text:style-name="T12"><text:line-break/></text:span><text:span text:style-name="T12">{ </text:span><text:span text:style-name="T12"><text:line-break/></text:span><text:span text:style-name="T42">public</text:span><text:span text:style-name="T12">: </text:span><text:span text:style-name="T12"><text:line-break/></text:span><text:span text:style-name="T12">   </text:span><text:span text:style-name="T78">// No ctors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text:span><text:span text:style-name="T12"><text:line-break/></text:span><text:span text:style-name="T12">{ </text:span><text:span text:style-name="T12"><text:line-break/></text:span><text:span text:style-name="T12">   MyClass a; </text:span><text:span text:style-name="T78">// </text:span><text:span text:style-name="T79">default</text:span><text:span text:style-name="T78"> parameterless</text:span></text:p>
            <text:p text:style-name="P18"><text:span text:style-name="T78"><text:tab/></text:span><text:span text:style-name="T78"><text:tab/></text:span><text:span text:style-name="T78"> <text:s text:c="4"/></text:span><text:span text:style-name="T78">// ctor called </text:span><text:span text:style-name="T78"><text:line-break/></text:span><text:span text:style-name="T78">   // ...</text:span></text:p>
          </draw:text-box>
        </draw:frame>
        <anim:par presentation:node-type="timing-root">
          <anim:par smil:begin="id4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9"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49" draw:id="id49">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8.574cm" svg:height="15.874cm" svg:x="0.847cm" svg:y="2.54cm" presentation:class="outline" presentation:user-transformed="true">
          <draw:text-box>
            <text:p text:style-name="P18"><text:span text:style-name="T42">class</text:span><text:span text:style-name="T12"> MyClass </text:span><text:span text:style-name="T12"><text:line-break/></text:span><text:span text:style-name="T12">{ </text:span><text:span text:style-name="T12"><text:line-break/></text:span><text:span text:style-name="T42">public</text:span><text:span text:style-name="T12">: </text:span><text:span text:style-name="T12"><text:line-break/></text:span><text:span text:style-name="T12">   MyClass(</text:span><text:span text:style-name="T42">int</text:span><text:span text:style-name="T12"> x); </text:span><text:span text:style-name="T78">// no parameterless ctor. </text:span><text:span text:style-name="T78"><text:line-break/></text:span><text:span text:style-name="T12"><text:line-break/></text:span><text:span text:style-name="T12">}; </text:span><text:span text:style-name="T12"><text:line-break/></text:span><text:span text:style-name="T12"><text:line-break/></text:span><text:span text:style-name="T42">int</text:span><text:span text:style-name="T12"> main() </text:span><text:span text:style-name="T12"><text:line-break/></text:span><text:span text:style-name="T12">{ </text:span><text:span text:style-name="T12"><text:line-break/></text:span><text:span text:style-name="T12">   MyClass a; </text:span><text:span text:style-name="T80">// complier error – </text:span></text:p>
            <text:p text:style-name="P18"><text:span text:style-name="T80"><text:s text:c="14"/></text:span><text:span text:style-name="T80">// no parameterless ctor. </text:span></text:p>
          </draw:text-box>
        </draw:frame>
        <draw:frame draw:name="Rectangle 2" presentation:style-name="pr4" draw:text-style-name="P2" draw:layer="layout" svg:width="23.706cm" svg:height="2.116cm" svg:x="0.847cm" svg:y="0.423cm" presentation:class="title" presentation:user-transformed="true">
          <draw:text-box>
            <text:p text:style-name="P7"><text:span text:style-name="T36">Constructors – no </text:span><text:span text:style-name="T36">default </text:span><text:span text:style-name="T36">parameterless ctor</text:span></text:p>
          </draw:text-box>
        </draw:frame>
        <anim:par presentation:node-type="timing-root">
          <anim:par smil:begin="id49.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0"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Destructors" draw:style-name="dp1" draw:master-page-name="כותרת_20_ותוכן" presentation:presentation-page-layout-name="AL2T11" xml:id="id50" draw:id="id50">
        <draw:frame draw:name="Rectangle 2" presentation:style-name="pr4" draw:text-style-name="P48" draw:layer="layout" svg:width="23.706cm" svg:height="3.047cm" svg:x="0.847cm" svg:y="0.763cm" presentation:class="title" presentation:user-transformed="true">
          <draw:text-box>
            <text:p text:style-name="P7"><text:span text:style-name="T81">Destruct</text:span><text:span text:style-name="T81">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6" draw:text-style-name="P11" draw:layer="layout" svg:width="24.129cm" svg:height="15.662cm" svg:x="0.635cm" svg:y="2.752cm" presentation:class="outline" presentation:user-transformed="true">
          <draw:text-box>
            <text:list text:style-name="L8">
              <text:list-item>
                <text:p text:style-name="P17"><text:span text:style-name="T5">Ensure propose “cleanup” when the object </text:span><text:span text:style-name="T5">is destructed</text:span></text:p>
              </text:list-item>
              <text:list-item>
                <text:p text:style-name="P17"><text:span text:style-name="T5">Use for freeing memory, notifying related </text:span><text:span text:style-name="T5">objects, etc.</text:span></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1"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51" draw:id="id51">
        <draw:frame draw:name="Rectangle 2" presentation:style-name="pr17" draw:text-style-name="P2" draw:layer="layout" svg:width="24.129cm" svg:height="1.988cm" svg:x="0.635cm" svg:y="0.763cm" presentation:class="title" presentation:user-transformed="true">
          <draw:text-box>
            <text:p text:style-name="P7"><text:span text:style-name="T3">Class Basics: </text:span><text:span text:style-name="T3">Destructors</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9" draw:text-style-name="P11" draw:layer="layout" svg:width="13.334cm" svg:height="15.451cm" svg:x="0.635cm" svg:y="2.752cm" presentation:class="outline" presentation:user-transformed="true">
          <draw:text-box>
            <text:p text:style-name="P49"><text:span text:style-name="T82">#include</text:span><text:span text:style-name="T83"> </text:span><text:span text:style-name="T84">&lt;cstdlib&gt;</text:span><text:span text:style-name="T83"> </text:span><text:span text:style-name="T83"><text:line-break/></text:span><text:span text:style-name="T82">class</text:span><text:span text:style-name="T83"> MyClass </text:span><text:span text:style-name="T83"><text:line-break/></text:span><text:span text:style-name="T83">{ </text:span><text:span text:style-name="T83"><text:line-break/></text:span><text:span text:style-name="T82">public</text:span><text:span text:style-name="T83">: </text:span><text:span text:style-name="T83"><text:line-break/></text:span><text:span text:style-name="T83">   MyClass(); </text:span><text:span text:style-name="T83"><text:line-break/></text:span><text:span text:style-name="T83">   ~MyClass(); </text:span><text:span text:style-name="T85">// destructor </text:span><text:span text:style-name="T85"><text:line-break/></text:span><text:span text:style-name="T82">private</text:span><text:span text:style-name="T83">: </text:span><text:span text:style-name="T83"><text:line-break/></text:span><text:span text:style-name="T83">   </text:span><text:span text:style-name="T82">char</text:span><text:span text:style-name="T83">* _mem;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_mem=(</text:span><text:span text:style-name="T82">char</text:span><text:span text:style-name="T83">*)malloc(</text:span><text:span text:style-name="T86">1000</text:span><text:span text:style-name="T83">);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free(_mem); </text:span><text:span text:style-name="T83"><text:line-break/></text:span><text:span text:style-name="T83">} </text:span></text:p>
          </draw:text-box>
        </draw:frame>
        <draw:frame draw:name="Rectangle 4" presentation:style-name="pr21" draw:text-style-name="P11" draw:layer="layout" svg:width="9.312cm" svg:height="15.451cm" svg:x="15.452cm" svg:y="2.752cm" presentation:class="outline" presentation:user-transformed="true">
          <draw:text-box>
            <text:p xml:id="id52" text:id="id52" text:style-name="P18"><text:span text:style-name="T46">int</text:span><text:span text:style-name="T47"> main() </text:span><text:span text:style-name="T47"><text:line-break/></text:span><text:span text:style-name="T47">{ </text:span><text:span text:style-name="T47"><text:line-break/></text:span><text:span text:style-name="T47">   MyClass a; </text:span><text:span text:style-name="T47"><text:line-break/></text:span><text:span text:style-name="T47">   </text:span><text:span text:style-name="T46">if</text:span><text:span text:style-name="T47">( ... ) </text:span><text:span text:style-name="T47"><text:line-break/></text:span><text:span text:style-name="T47">   { </text:span><text:span text:style-name="T47"><text:line-break/></text:span><text:span text:style-name="T47">      MyClass b; </text:span><text:span text:style-name="T47"><text:line-break/></text:span><text:span text:style-name="T47">       </text:span><text:span text:style-name="T47"><text:line-break/></text:span><text:span text:style-name="T47">   } </text:span><text:span text:style-name="T47"><text:line-break/></text:span><text:span text:style-name="T47">    </text:span><text:span text:style-name="T47"><text:line-break/></text:span><text:span text:style-name="T47">} </text:span></text:p>
          </draw:text-box>
        </draw:frame>
        <draw:custom-shape draw:name="AutoShape 5" draw:style-name="gr25" draw:text-style-name="P50" xml:id="id55" draw:id="id55" draw:layer="layout" svg:width="0.859cm" svg:height="0.674cm" svg:x="14.817cm" svg:y="12.449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26" draw:text-style-name="P51" xml:id="id56" draw:id="id56" draw:layer="layout" svg:width="0.859cm" svg:height="0.674cm" svg:x="14.817cm" svg:y="15.2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26" draw:text-style-name="P51" xml:id="id53" draw:id="id53" draw:layer="layout" svg:width="0.859cm" svg:height="0.674cm" svg:x="14.817cm" svg:y="5.927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25" draw:text-style-name="P50" xml:id="id54" draw:id="id54" draw:layer="layout" svg:width="0.859cm" svg:height="0.674cm" svg:x="14.817cm" svg:y="9.948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20" draw:text-style-name="P13" draw:layer="layout" svg:x1="14.605cm" svg:y1="3.175cm" svg:x2="14.64cm" svg:y2="17.877cm">
          <text:p/>
        </draw:line>
        <anim:par presentation:node-type="timing-root">
          <anim:par smil:begin="id5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xit" presentation:preset-id="ooo-exit-disappear">
                  <anim:set smil:begin="0s" smil:dur="0.001s" smil:fill="hold" smil:targetElement="id5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xit" presentation:preset-id="ooo-exit-disappear">
                  <anim:set smil:begin="0s" smil:dur="0.001s" smil:fill="hold" smil:targetElement="id55" smil:attributeName="visibility" smil:to="hidden"/>
                </anim:par>
              </anim:par>
            </anim:par>
          </anim:seq>
        </anim:par>
        <presentation:notes draw:style-name="dp4">
          <draw:page-thumbnail draw:style-name="gr9" draw:layer="layout" svg:width="14.212cm" svg:height="10.659cm" svg:x="2.753cm" svg:y="2.16cm" draw:page-number="32" presentation:class="page"/>
          <draw:frame presentation:style-name="pr20" draw:text-style-name="P20"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57" draw:id="id57">
        <draw:frame draw:name="כותרת 1" presentation:style-name="pr23" draw:text-style-name="P2" draw:layer="layout" svg:width="23.706cm" svg:height="1.776cm" svg:x="0.847cm" svg:y="0.763cm" presentation:class="title" presentation:user-transformed="true">
          <draw:text-box>
            <text:p text:style-name="P7"><text:span text:style-name="T3">C struct and </text:span><text:span text:style-name="T3">functions</text:span></text:p>
          </draw:text-box>
        </draw:frame>
        <draw:frame draw:name="מציין מיקום של מספר שקופית 2" presentation:style-name="pr24"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3" presentation:style-name="pr25" draw:text-style-name="P11" draw:layer="layout" svg:width="23.706cm" svg:height="15.874cm" svg:x="0.847cm" svg:y="2.54cm" presentation:class="outline" presentation:user-transformed="true">
          <draw:text-box>
            <text:p text:style-name="P18"><text:span text:style-name="T37">struct</text:span><text:span text:style-name="T38"> IntList; </text:span><text:span text:style-name="T38"><text:line-break/></text:span><text:span text:style-name="T37">typedef</text:span><text:span text:style-name="T38"> </text:span><text:span text:style-name="T37">struct</text:span><text:span text:style-name="T38"> IntList IntList; </text:span><text:span text:style-name="T38"><text:line-break/></text:span><text:span text:style-name="T38">IntList* intListNew(); </text:span><text:span text:style-name="T38"><text:line-break/></text:span><text:span text:style-name="T37">void</text:span><text:span text:style-name="T38"> intListFree( <text:s text:c="5"/>IntList* List ); </text:span><text:span text:style-name="T38"><text:line-break/></text:span><text:span text:style-name="T37">void</text:span><text:span text:style-name="T38"> intListPushFront( IntList* List, </text:span><text:span text:style-name="T37">int</text:span><text:span text:style-name="T38"> x); </text:span><text:span text:style-name="T38"><text:line-break/></text:span><text:span text:style-name="T37">void</text:span><text:span text:style-name="T38"> intListPushBack( <text:s/>IntList* List, </text:span><text:span text:style-name="T37">int</text:span><text:span text:style-name="T38"> x); </text:span><text:span text:style-name="T38"><text:line-break/></text:span><text:span text:style-name="T37">int </text:span><text:span text:style-name="T38"><text:s/>intListPopFront( <text:s/>IntList* List ); </text:span><text:span text:style-name="T38"><text:line-break/></text:span><text:span text:style-name="T37">int</text:span><text:span text:style-name="T38"> <text:s/>intListPopBack( <text:s text:c="2"/>IntList* List ); </text:span><text:span text:style-name="T38"><text:line-break/></text:span><text:span text:style-name="T37">int</text:span><text:span text:style-name="T38"> <text:s/>intListIsEmpty( <text:s text:c="2"/>IntList </text:span><text:span text:style-name="T37">const</text:span><text:span text:style-name="T38">* List); </text:span><text:span text:style-name="T87"><text:line-break/></text:span><text:span text:style-name="T87"/></text:p>
            <text:p text:style-name="P18"><text:span text:style-name="T37">typedef void</text:span><text:span text:style-name="T38"> (*funcInt)( </text:span><text:span text:style-name="T37">int</text:span><text:span text:style-name="T38"> x, </text:span><text:span text:style-name="T37">void</text:span><text:span text:style-name="T38">* Data ); </text:span><text:span text:style-name="T38"><text:line-break/></text:span><text:span text:style-name="T37">void</text:span><text:span text:style-name="T38"> intListMAPCAR( <text:s text:c="3"/>IntList* List,</text:span></text:p>
            <text:p text:style-name="P18"><text:span text:style-name="T38"><text:s text:c="22"/></text:span><text:span text:style-name="T38">funcInt Func, </text:span><text:span text:style-name="T37">void</text:span><text:span text:style-name="T38">* Data ); </text:span></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3" presentation:class="page"/>
          <draw:frame draw:name="מציין מיקום של הערות 2" presentation:style-name="pr26" draw:text-style-name="P6" draw:layer="layout" svg:width="14.463cm" svg:height="12.787cm" svg:x="2.628cm" svg:y="13.507cm" presentation:class="notes" presentation:user-transformed="true">
            <draw:text-box>
              <text:p text:style-name="P32"><text:span text:style-name="T50">Prelude to slide malloc/free </text:span><text:span text:style-name="T50">vs. new/delete, </text:span></text:p>
              <text:p text:style-name="P32"><text:span text:style-name="T50">BUT – also a chance to </text:span><text:span text:style-name="T50">compare c style interface </text:span><text:span text:style-name="T50">with c++</text:span></text:p>
            </draw:text-box>
          </draw:frame>
          <draw:frame draw:name="מציין מיקום של מספר שקופית 3" presentation:style-name="pr27"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 Class" draw:style-name="dp1" draw:master-page-name="כותרת_20_ותוכן" presentation:presentation-page-layout-name="AL2T11" xml:id="id58" draw:id="id58">
        <draw:frame draw:name="Rectangle 2" presentation:style-name="pr4" draw:text-style-name="P2" draw:layer="layout" svg:width="23.706cm" svg:height="1.776cm" svg:x="0.847cm" svg:y="0.763cm" presentation:class="title" presentation:user-transformed="true">
          <draw:text-box>
            <text:p text:style-name="P7"><text:span text:style-name="T3">C++ Clas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10.541cm" svg:height="15.662cm" svg:x="0.635cm" svg:y="2.752cm" presentation:class="outline" presentation:user-transformed="true">
          <draw:text-box>
            <text:p text:style-name="P18"><text:span text:style-name="T88">In header file:</text:span></text:p>
            <text:p text:style-name="P18"><text:span text:style-name="T37">class</text:span><text:span text:style-name="T38"> IntList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IntList(); </text:span><text:span text:style-name="T38"><text:line-break/></text:span><text:span text:style-name="T38">  ~IntList(); </text:span><text:span text:style-name="T38"><text:line-break/></text:span><text:span text:style-name="T38">  </text:span><text:span text:style-name="T37">void</text:span><text:span text:style-name="T38"> pushFront(</text:span><text:span text:style-name="T37">int </text:span><text:span text:style-name="T38">x); </text:span><text:span text:style-name="T38"><text:line-break/></text:span><text:span text:style-name="T38">  </text:span><text:span text:style-name="T37">void</text:span><text:span text:style-name="T38"> pushBack(</text:span><text:span text:style-name="T37">int</text:span><text:span text:style-name="T38"> x); </text:span><text:span text:style-name="T38"><text:line-break/></text:span><text:span text:style-name="T38">  </text:span><text:span text:style-name="T37">int</text:span><text:span text:style-name="T38"> popFront(); </text:span><text:span text:style-name="T38"><text:line-break/></text:span><text:span text:style-name="T38">  </text:span><text:span text:style-name="T37">int</text:span><text:span text:style-name="T38"> popBack(); </text:span><text:span text:style-name="T38"><text:line-break/></text:span><text:span text:style-name="T38">  </text:span><text:span text:style-name="T37">bool</text:span><text:span text:style-name="T38"> isEmpty() </text:span><text:span text:style-name="T37">const</text:span><text:span text:style-name="T38">; </text:span></text:p>
          </draw:text-box>
        </draw:frame>
        <draw:frame draw:style-name="gr27" draw:text-style-name="P52" draw:layer="layout" svg:width="11.022cm" svg:height="15.442cm" svg:x="13.362cm" svg:y="2.592cm">
          <draw:text-box>
            <text:p text:style-name="P18"><text:span text:style-name="T37">private</text:span><text:span text:style-name="T38">: </text:span><text:span text:style-name="T38"><text:line-break/></text:span><text:span text:style-name="T38">  </text:span><text:span text:style-name="T37">struct</text:span><text:span text:style-name="T38"> Node </text:span><text:span text:style-name="T38"><text:line-break/></text:span><text:span text:style-name="T38">  { </text:span><text:span text:style-name="T38"><text:line-break/></text:span><text:span text:style-name="T38">      </text:span><text:span text:style-name="T37">int</text:span><text:span text:style-name="T38"> value; </text:span><text:span text:style-name="T38"><text:line-break/></text:span><text:span text:style-name="T38">      Node *next; </text:span><text:span text:style-name="T38"><text:line-break/></text:span><text:span text:style-name="T38">      Node *prev; </text:span><text:span text:style-name="T38"><text:line-break/></text:span><text:span text:style-name="T38">  }; </text:span><text:span text:style-name="T38"><text:line-break/></text:span><text:span text:style-name="T38">  Node* m_start; </text:span><text:span text:style-name="T38"><text:line-break/></text:span><text:span text:style-name="T38">  Node* m_end; </text:span><text:span text:style-name="T38"><text:line-break/></text:span><text:span text:style-name="T38">}; </text:span><text:span text:style-name="T38"><text:line-break/></text:span><text:span text:style-name="T38"/></text:p>
            <text:p text:style-name="P18"><text:span text:style-name="T38"><text:line-break/></text:span><text:span text:style-name="T38"/></text:p>
          </draw:text-box>
        </draw:frame>
        <anim:par presentation:node-type="timing-root">
          <anim:par smil:begin="id5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4"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PROS and CONS:</text:span></text:p>
              <text:p text:style-name="P32"><text:span text:style-name="T50">More structured, "OO"</text:span></text:p>
              <text:p text:style-name="P32"><text:span text:style-name="T50">Reveals the private </text:span><text:span text:style-name="T50">implementation!!!!</text:span></text:p>
              <text:p text:style-name="P32"><text:span text:style-name="T50">It is protected from change, </text:span><text:span text:style-name="T50">but if you want to change </text:span><text:span text:style-name="T50">the implementation you </text:span><text:span text:style-name="T50">must change the header </text:span><text:span text:style-name="T50">file.</text:span></text:p>
              <text:p text:style-name="P32"><text:span text:style-name="T50"/></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Classes &amp; Memory allocation" draw:style-name="dp1" draw:master-page-name="שני_20_תכנים" presentation:presentation-page-layout-name="AL3T3" xml:id="id59" draw:id="id59">
        <draw:frame draw:name="Rectangle 2" presentation:style-name="pr17" draw:text-style-name="P2" draw:layer="layout" svg:width="24.129cm" svg:height="1.988cm" svg:x="0.635cm" svg:y="0.763cm" presentation:class="title" presentation:user-transformed="true">
          <draw:text-box>
            <text:p text:style-name="P7"><text:span text:style-name="T3">Classes &amp; </text:span><text:span text:style-name="T3">Memory </text:span><text:span text:style-name="T3">allocation</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38"><text:span text:style-name="T60">Consider this C++ code</text:span></text:p>
            <text:p text:style-name="P38"><text:span text:style-name="T60"/></text:p>
            <text:p text:style-name="P18"><text:span text:style-name="T13">main() </text:span><text:span text:style-name="T13"><text:line-break/></text:span><text:span text:style-name="T13">{ </text:span><text:span text:style-name="T13"><text:line-break/></text:span><text:span text:style-name="T13">   IntList L; </text:span><text:span text:style-name="T13"><text:line-break/></text:span><text:span text:style-name="T13">    </text:span><text:span text:style-name="T13"><text:line-break/></text:span><text:span text:style-name="T13">} </text:span><text:span text:style-name="T47"><text:line-break/></text:span><text:span text:style-name="T47"/></text:p>
            <text:p text:style-name="P38"><text:span text:style-name="T60">What is the difference?</text:span></text:p>
          </draw:text-box>
        </draw:frame>
        <draw:frame draw:name="Rectangle 4" presentation:style-name="pr19" draw:text-style-name="P11" draw:layer="layout" svg:width="11.684cm" svg:height="15.662cm" svg:x="13.208cm" svg:y="2.88cm" presentation:class="outline" presentation:user-transformed="true">
          <draw:text-box>
            <text:p text:style-name="P38"><text:span text:style-name="T75">Compare to C style:</text:span></text:p>
            <text:p text:style-name="P18"><text:span text:style-name="T12">main() </text:span><text:span text:style-name="T12"><text:line-break/></text:span><text:span text:style-name="T12">{ </text:span><text:span text:style-name="T12"><text:line-break/></text:span><text:span text:style-name="T12">   IntList* L = <text:s text:c="2"/></text:span></text:p>
            <text:p text:style-name="P18"><text:span text:style-name="T12"><text:s text:c="3"/></text:span><text:span text:style-name="T12">intListNew()</text:span><text:span text:style-name="T12"><text:line-break/></text:span><text:span text:style-name="T12">} </text:span><text:span text:style-name="T12"><text:line-break/></text:span><text:span text:style-name="T38"><text:line-break/></text:span><text:span text:style-name="T38"/></text:p>
            <text:p text:style-name="P18"><text:span text:style-name="T38"><text:line-break/></text:span><text:span text:style-name="T38"/></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5" presentation:class="page"/>
          <draw:frame presentation:style-name="pr20" draw:text-style-name="P20"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60" draw:id="id60">
        <draw:frame draw:name="Rectangle 2" presentation:style-name="pr4" draw:text-style-name="P2" draw:layer="layout" svg:width="23.706cm" svg:height="1.776cm" svg:x="0.847cm" svg:y="0.763cm" presentation:class="title" presentation:user-transformed="true">
          <draw:text-box>
            <text:p text:style-name="P7"><text:span text:style-name="T3">Classes &amp; </text:span><text:span text:style-name="T3">Memory </text:span><text:span text:style-name="T3">allocatio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18"><text:span text:style-name="T13">IntList* L = (IntList*)malloc(</text:span><text:span text:style-name="T56">sizeof</text:span><text:span text:style-name="T13">(IntList)); </text:span></text:p>
            <text:p text:style-name="P18"><text:span text:style-name="T5">Does not call constructor!</text:span></text:p>
            <text:p text:style-name="P38"><text:span text:style-name="T5">Internal data members are not initialized</text:span></text:p>
            <text:p text:style-name="P38"><text:span text:style-name="T5"/></text:p>
            <text:p xml:id="id61" text:id="id61" text:style-name="P18"><text:span text:style-name="T13">free(L); </text:span><text:span text:style-name="T13"><text:line-break/></text:span><text:span text:style-name="T5">Does not call destructor!</text:span></text:p>
            <text:p xml:id="id62" text:id="id62" text:style-name="P38"><text:span text:style-name="T5">Internal data members are not freed</text:span></text:p>
            <text:p text:style-name="P38"><text:span text:style-name="T5"/></text:p>
            <text:p text:style-name="P38"><text:span text:style-name="T5"/></text:p>
          </draw:text-box>
        </draw:frame>
        <anim:par presentation:node-type="timing-root">
          <anim:par smil:begin="id6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name="מציין מיקום של תמונת שקופית 1" draw:style-name="gr9" draw:layer="layout" svg:width="14.216cm" svg:height="10.662cm" svg:x="2.752cm" svg:y="2.134cm" draw:page-number="36"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What should we do? </text:span></text:p>
              <text:p text:style-name="P32"><text:span text:style-name="T50">createObj and freeObj </text:span><text:span text:style-name="T50">functions</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new &amp; delete" draw:style-name="dp1" draw:master-page-name="כותרת_20_ותוכן" presentation:presentation-page-layout-name="AL2T11" xml:id="id63" draw:id="id63">
        <draw:frame draw:name="Rectangle 2" presentation:style-name="pr4" draw:text-style-name="P2" draw:layer="layout" svg:width="23.706cm" svg:height="1.776cm" svg:x="0.847cm" svg:y="0.763cm" presentation:class="title" presentation:user-transformed="true">
          <draw:text-box>
            <text:p text:style-name="P7"><text:span text:style-name="T3">new &amp; delet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38"><text:span text:style-name="T5">Special operators:</text:span></text:p>
            <text:p text:style-name="P38"><text:span text:style-name="T5"/></text:p>
            <text:p text:style-name="P18"><text:span text:style-name="T13">IntList *L = </text:span><text:span text:style-name="T56">new</text:span><text:span text:style-name="T13"> IntList; </text:span></text:p>
            <text:list text:style-name="L8">
              <text:list-item>
                <text:p text:style-name="P18"><text:span text:style-name="T5">Allocate memory</text:span></text:p>
              </text:list-item>
              <text:list-item>
                <text:p text:style-name="P18"><text:span text:style-name="T5">Call constructor</text:span></text:p>
              </text:list-item>
              <text:list-item>
                <text:p text:style-name="P18"><text:span text:style-name="T5">Return pointer to the constructed object</text:span></text:p>
              </text:list-item>
            </text:list>
            <text:p text:style-name="P38"><text:span text:style-name="T5"/></text:p>
            <text:p text:style-name="P18"><text:span text:style-name="T56">delete</text:span><text:span text:style-name="T13"> L;</text:span></text:p>
            <text:list text:style-name="L9">
              <text:list-item>
                <text:p text:style-name="P18"><text:span text:style-name="T89">Call destructor</text:span></text:p>
              </text:list-item>
              <text:list-item>
                <text:p text:style-name="P38"><text:span text:style-name="T89">Free memory</text:span></text:p>
              </text:list-item>
            </text:list>
            <text:p text:style-name="P38"><text:span text:style-name="T5"/></text:p>
            <text:p text:style-name="P38"><text:span text:style-name="T5"/></text:p>
          </draw:text-box>
        </draw:frame>
        <anim:par presentation:node-type="timing-root">
          <anim:par smil:begin="id63.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7" presentation:class="page"/>
          <draw:frame presentation:style-name="pr13" draw:text-style-name="P20"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64" draw:id="id64">
        <draw:frame draw:name="Rectangle 2" presentation:style-name="pr4" draw:text-style-name="P2" draw:layer="layout" svg:width="23.706cm" svg:height="1.776cm" svg:x="0.847cm" svg:y="0.763cm" presentation:class="title" presentation:user-transformed="true">
          <draw:text-box>
            <text:p text:style-name="P7"><text:span text:style-name="T3">new </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Can be used with any type:</text:span></text:p>
            <text:p text:style-name="P18"><text:span text:style-name="T56">int</text:span><text:span text:style-name="T13"> *i = </text:span><text:span text:style-name="T56">new</text:span><text:span text:style-name="T13"> </text:span><text:span text:style-name="T56">int</text:span><text:span text:style-name="T13">; </text:span><text:span text:style-name="T13"><text:line-break/></text:span><text:span text:style-name="T56">char</text:span><text:span text:style-name="T13"> **p = </text:span><text:span text:style-name="T56">new</text:span><text:span text:style-name="T13"> (</text:span><text:span text:style-name="T56">char</text:span><text:span text:style-name="T13"> *); </text:span></text:p>
            <text:list text:style-name="L10">
              <text:list-item>
                <text:p text:style-name="P38"><text:span text:style-name="T26">new is a global operator</text:span></text:p>
              </text:list-item>
              <text:list-item>
                <text:p text:style-name="P38"><text:span text:style-name="T26">new </text:span><text:span text:style-name="T90">expression</text:span><text:span text:style-name="T91"> </text:span><text:span text:style-name="T26">invokes the new </text:span><text:span text:style-name="T90">operator</text:span><text:span text:style-name="T91"> <text:s/></text:span><text:span text:style-name="T26">to </text:span><text:span text:style-name="T26">allocate memory, and then calls ctor</text:span></text:p>
              </text:list-item>
              <text:list-item>
                <text:p text:style-name="P38"><text:span text:style-name="T26">Can be overloaded (or </text:span><text:span text:style-name="T91">replaced</text:span><text:span text:style-name="T26">)</text:span></text:p>
              </text:list-item>
              <text:list-item>
                <text:p text:style-name="P38"><text:span text:style-name="T26">By default, failure throws exception. Can be </text:span><text:span text:style-name="T26">changed.</text:span></text:p>
              </text:list-item>
              <text:list-item>
                <text:p text:style-name="P38"><text:span text:style-name="T26">See &lt;new&gt; header</text:span></text:p>
              </text:list-item>
            </text:list>
          </draw:text-box>
        </draw:frame>
        <anim:par presentation:node-type="timing-root">
          <anim:par smil:begin="id64.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8"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2"><text:span text:style-name="T50">Replacing – the global </text:span><text:span text:style-name="T50">operator new() isn't </text:span><text:span text:style-name="T50">overloaded but special </text:span><text:span text:style-name="T50">behavior – user defined </text:span><text:span text:style-name="T50">function will replace </text:span><text:span text:style-name="T50">(effectively hide) the pre </text:span><text:span text:style-name="T50">defined. By standard, each </text:span><text:span text:style-name="T50">c++ implementation should </text:span><text:span text:style-name="T50">provide a global operator </text:span><text:span text:style-name="T50">new() function that can be </text:span><text:span text:style-name="T50">replaced.</text:span></text:p>
              <text:p text:style-name="P32"><text:span text:style-name="T50">Overloaded – inside a </text:span><text:span text:style-name="T50">specific class you can </text:span><text:span text:style-name="T50">overload the operator for </text:span><text:span text:style-name="T50">that class.</text:span></text:p>
            </draw:text-box>
          </draw:frame>
          <draw:frame draw:name="מציין מיקום של מספר שקופית 3" presentation:style-name="pr15" draw:text-style-name="P34" draw:layer="layout" svg:width="8.545cm" svg:height="1.419cm" svg:x="11.174cm" svg:y="27.01cm" presentation:class="page-number" presentation:user-transformed="true">
            <draw:text-box>
              <text:p text:style-name="P33"><text:span text:style-name="T41"><text:page-number>&lt;number&gt;</text:page-number></text:span></text:p>
            </draw:text-box>
          </draw:frame>
        </presentation:notes>
      </draw:page>
      <draw:page draw:name="Global operator new (simplified)" draw:style-name="dp5" draw:master-page-name="כותרת_20_ותוכן" presentation:presentation-page-layout-name="AL2T11" xml:id="id65" draw:id="id65">
        <office:forms form:automatic-focus="false" form:apply-design-mode="false"/>
        <draw:frame draw:name="כותרת 1" presentation:style-name="pr4" draw:text-style-name="P2" draw:layer="layout" svg:width="23.706cm" svg:height="1.776cm" svg:x="0.847cm" svg:y="0.763cm" presentation:class="title" presentation:user-transformed="true">
          <draw:text-box>
            <text:p text:style-name="P7"><text:span text:style-name="T3">Global </text:span><text:span text:style-name="T92">operator</text:span><text:span text:style-name="T3"> new </text:span><text:span text:style-name="T3">(simplified)</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מציין מיקום תוכן 3" presentation:style-name="pr6" draw:text-style-name="P11" draw:layer="layout" svg:width="23.706cm" svg:height="15.874cm" svg:x="0.847cm" svg:y="2.54cm" presentation:class="outline" presentation:user-transformed="true">
          <draw:text-box>
            <text:p text:style-name="P53"><text:span text:style-name="T46">void</text:span><text:span text:style-name="T47"> *</text:span><text:span text:style-name="T46">operator</text:span><text:span text:style-name="T47"> </text:span><text:span text:style-name="T46">new</text:span><text:span text:style-name="T47">(size_t size)</text:span></text:p>
            <text:p text:style-name="P53"><text:span text:style-name="T47">{ </text:span><text:span text:style-name="T47"><text:line-break/></text:span><text:span text:style-name="T47">  <text:s/></text:span><text:span text:style-name="T46">void</text:span><text:span text:style-name="T47"> *p; </text:span><text:span text:style-name="T47"><text:line-break/></text:span><text:span text:style-name="T47">   </text:span><text:span text:style-name="T46">if</text:span><text:span text:style-name="T47">((p = malloc(size)) == </text:span><text:span text:style-name="T93">0</text:span><text:span text:style-name="T47">) </text:span><text:span text:style-name="T47"><text:line-break/></text:span><text:span text:style-name="T47"> <text:s text:c="2"/>{ </text:span></text:p>
            <text:p text:style-name="P53"><text:span text:style-name="T47"><text:s text:c="6"/></text:span><text:span text:style-name="T46">throw</text:span><text:span text:style-name="T47"> std::bad_alloc;</text:span></text:p>
            <text:p text:style-name="P53"><text:span text:style-name="T47">   </text:span><text:span text:style-name="T47">} </text:span><text:span text:style-name="T47"><text:line-break/></text:span><text:span text:style-name="T47">   </text:span><text:span text:style-name="T46">return</text:span><text:span text:style-name="T47"> p; </text:span><text:span text:style-name="T47"><text:line-break/></text:span><text:span text:style-name="T47">}</text:span></text:p>
            <text:p text:style-name="P53"><text:span text:style-name="T47"/></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39" presentation:class="page"/>
          <draw:frame presentation:style-name="pr13" draw:text-style-name="P20" draw:layer="layout" svg:width="15.775cm" svg:height="12.792cm" svg:x="1.972cm" svg:y="13.503cm" presentation:class="notes" presentation:placeholder="true">
            <draw:text-box/>
          </draw:frame>
        </presentation:notes>
      </draw:page>
      <draw:page draw:name="New &amp; Constructors" draw:style-name="dp1" draw:master-page-name="כותרת_20_ותוכן" presentation:presentation-page-layout-name="AL2T11" xml:id="id66" draw:id="id66">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New &amp; </text:span><text:span text:style-name="T3">Construc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8"><text:line-break/></text:span><text:span text:style-name="T38">a = </text:span><text:span text:style-name="T37">new</text:span><text:span text:style-name="T38"> MyClass; </text:span><text:span text:style-name="T39">// Calls </text:span><text:span text:style-name="T39"><text:line-break/></text:span><text:span text:style-name="T38">a = </text:span><text:span text:style-name="T37">new</text:span><text:span text:style-name="T38"> MyClass(</text:span><text:span text:style-name="T76">5</text:span><text:span text:style-name="T38">); </text:span><text:span text:style-name="T39">// Calls </text:span><text:span text:style-name="T39"><text:line-break/></text:span><text:span text:style-name="T38">a = </text:span><text:span text:style-name="T37">new</text:span><text:span text:style-name="T38"> MyClass( </text:span><text:span text:style-name="T76">1.0</text:span><text:span text:style-name="T38">, </text:span><text:span text:style-name="T76">0.0</text:span><text:span text:style-name="T38"> ); </text:span><text:span text:style-name="T39">// Calls </text:span><text:span text:style-name="T39"><text:line-break/></text:span><text:span text:style-name="T38"><text:line-break/></text:span><text:span text:style-name="T38"/></text:p>
            <text:p text:style-name="P18"><text:span text:style-name="T38"><text:line-break/></text:span><text:span text:style-name="T38"/></text:p>
          </draw:text-box>
        </draw:frame>
        <draw:custom-shape draw:name="Oval 4" draw:style-name="gr24" draw:text-style-name="P13" draw:layer="layout" svg:width="0.978cm" svg:height="0.978cm" svg:x="1.094cm" svg:y="6.491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1.116cm" svg:y="7.624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1.138cm" svg:y="8.758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4" draw:text-style-name="P13" draw:layer="layout" svg:width="0.978cm" svg:height="0.978cm" svg:x="13.335cm" svg:y="14.817cm">
          <text:p text:style-name="P54"><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4" draw:text-style-name="P13" draw:layer="layout" svg:width="0.978cm" svg:height="0.978cm" svg:x="14.393cm" svg:y="16.166cm">
          <text:p text:style-name="P54"><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4" draw:text-style-name="P13" draw:layer="layout" svg:width="0.978cm" svg:height="0.978cm" svg:x="18.627cm" svg:y="17.436cm">
          <text:p text:style-name="P54"><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6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0" presentation:class="page"/>
          <draw:frame presentation:style-name="pr13" draw:text-style-name="P20"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67" draw:id="id67">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New &amp; array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To allocate arrays, use</text:span></text:p>
            <text:p text:style-name="P38"><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57">// array of 10 <text:s text:c="2"/></text:span></text:p>
            <text:p text:style-name="P18"><text:span text:style-name="T57"><text:s text:c="22"/></text:span><text:span text:style-name="T57">//ints </text:span><text:span text:style-name="T57"><text:line-break/></text:span><text:span text:style-name="T56">size_t</text:span><text:span text:style-name="T13"> n = </text:span><text:span text:style-name="T45">4</text:span><text:span text:style-name="T13">;</text:span></text:p>
            <text:p text:style-name="P18"><text:span text:style-name="T13">IntList *b = </text:span><text:span text:style-name="T56">new</text:span><text:span text:style-name="T13"> IntList[n]; </text:span><text:span text:style-name="T13"><text:line-break/></text:span><text:span text:style-name="T13"> <text:s text:c="12"/></text:span><text:span text:style-name="T57">// array of n IntLists </text:span><text:span text:style-name="T57"><text:line-break/></text:span><text:span text:style-name="T57"/></text:p>
            <text:p text:style-name="P38"><text:span text:style-name="T5">Objects in allocated array must have an </text:span><text:span text:style-name="T5">argument-less constructor!</text:span></text:p>
          </draw:text-box>
        </draw:frame>
        <anim:par presentation:node-type="timing-root">
          <anim:par smil:begin="id6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1" presentation:class="page"/>
          <draw:frame presentation:style-name="pr13" draw:text-style-name="P20"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68" draw:id="id68">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Delete &amp; </text:span><text:span text:style-name="T3">array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5">Special operation to delete arrays</text:span></text:p>
            <text:p text:style-name="P38"><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56">int</text:span><text:span text:style-name="T13"> *b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13"><text:line-break/></text:span><text:span text:style-name="T13">delete [] a; </text:span><text:span text:style-name="T57">// proper delete command </text:span><text:span text:style-name="T57"><text:line-break/></text:span><text:span text:style-name="T13">delete b; <text:s text:c="3"/></text:span><text:span text:style-name="T57">// may work, but may <text:s text:c="2"/></text:span></text:p>
            <text:p text:style-name="P18"><text:span text:style-name="T57"><text:s text:c="13"/></text:span><text:span text:style-name="T57">// cause memory leak! </text:span><text:span text:style-name="T57"><text:line-break/></text:span><text:span text:style-name="T13"><text:line-break/></text:span><text:span text:style-name="T13"/></text:p>
            <text:p text:style-name="P18"><text:span text:style-name="T13"><text:line-break/></text:span><text:span text:style-name="T13"/></text:p>
          </draw:text-box>
        </draw:frame>
        <anim:par presentation:node-type="timing-root">
          <anim:par smil:begin="id6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2" presentation:class="page"/>
          <draw:frame presentation:style-name="pr13" draw:text-style-name="P20"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69" draw:id="id69">
        <office:forms form:automatic-focus="false" form:apply-design-mode="false"/>
        <draw:frame draw:name="Rectangle 2" presentation:style-name="pr4" draw:text-style-name="P2" draw:layer="layout" svg:width="23.706cm" svg:height="1.776cm" svg:x="0.847cm" svg:y="0.763cm" presentation:class="title" presentation:user-transformed="true">
          <draw:text-box>
            <text:p text:style-name="P7"><text:span text:style-name="T3">Allocate array </text:span><text:span text:style-name="T3">of objects w/o </text:span><text:span text:style-name="T3">def. con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38"><text:span text:style-name="T94">size_t </text:span><text:span text:style-name="T95">n = </text:span><text:span text:style-name="T96">4</text:span><text:span text:style-name="T95">; </text:span><text:span text:style-name="T95"><text:line-break/></text:span><text:span text:style-name="T95">MyClass **arr = </text:span><text:span text:style-name="T94">new</text:span><text:span text:style-name="T95"> MyClass *[n]; </text:span><text:span text:style-name="T95"><text:line-break/></text:span><text:span text:style-name="T97">// array of n pointers to MyClass (no </text:span></text:p>
            <text:p text:style-name="P38"><text:span text:style-name="T97">// cons. is invoked) </text:span></text:p>
            <text:p text:style-name="P38"><text:span text:style-name="T97"><text:line-break/></text:span><text:span text:style-name="T94">for</text:span><text:span text:style-name="T95"> (</text:span><text:span text:style-name="T94">size_t </text:span><text:span text:style-name="T95">i=</text:span><text:span text:style-name="T96">0</text:span><text:span text:style-name="T95">; i&lt;n; ++i) </text:span><text:span text:style-name="T95"><text:line-break/></text:span><text:span text:style-name="T95">{ </text:span><text:span text:style-name="T95"><text:line-break/></text:span><text:span text:style-name="T95">   arr[i] = </text:span><text:span text:style-name="T94">new</text:span><text:span text:style-name="T95"> MyClass (i); </text:span><text:span text:style-name="T95"><text:line-break/></text:span><text:span text:style-name="T95">   </text:span><text:span text:style-name="T97">// each pointer points to a MyClass </text:span></text:p>
            <text:p text:style-name="P38"><text:span text:style-name="T97"><text:s text:c="3"/></text:span><text:span text:style-name="T97">// object allocated on the heap, and </text:span></text:p>
            <text:p text:style-name="P38"><text:span text:style-name="T97"><text:s text:c="3"/></text:span><text:span text:style-name="T97">// the cons. is invoked. </text:span><text:span text:style-name="T97"><text:line-break/></text:span><text:span text:style-name="T95">} </text:span></text:p>
          </draw:text-box>
        </draw:frame>
        <anim:par presentation:node-type="timing-root">
          <anim:par smil:begin="id6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3" presentation:class="page"/>
          <draw:frame presentation:style-name="pr13" draw:text-style-name="P20"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70" draw:id="id70">
        <office:forms form:automatic-focus="false" form:apply-design-mode="false"/>
        <draw:frame draw:name="Rectangle 2" presentation:style-name="pr10" draw:text-style-name="P2" draw:layer="layout" svg:width="23.706cm" svg:height="2.199cm" svg:x="0.847cm" svg:y="1.058cm" presentation:class="title" presentation:user-transformed="true">
          <draw:text-box>
            <text:p text:style-name="P7"><text:span text:style-name="T36">Free an allocated </text:span><text:span text:style-name="T36">array of pointers </text:span><text:span text:style-name="T36">to objects on the </text:span><text:span text:style-name="T36">hea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frame draw:name="Rectangle 3" presentation:style-name="pr12" draw:text-style-name="P11" draw:layer="layout" svg:width="23.706cm" svg:height="15.874cm" svg:x="0.847cm" svg:y="3.175cm" presentation:class="outline" presentation:user-transformed="true">
          <draw:text-box>
            <text:p text:style-name="P38"><text:span text:style-name="T94">size_t </text:span><text:span text:style-name="T95">n = </text:span><text:span text:style-name="T96">4</text:span><text:span text:style-name="T95">; </text:span><text:span text:style-name="T95"><text:line-break/></text:span><text:span text:style-name="T94">for</text:span><text:span text:style-name="T95"> (</text:span><text:span text:style-name="T94">size_t </text:span><text:span text:style-name="T95">i=</text:span><text:span text:style-name="T96">0</text:span><text:span text:style-name="T95">; i&lt;n; ++i) </text:span><text:span text:style-name="T95"><text:line-break/></text:span><text:span text:style-name="T95">{ </text:span><text:span text:style-name="T95"><text:line-break/></text:span><text:span text:style-name="T95">   delete (arr[i]); </text:span><text:span text:style-name="T95"><text:line-break/></text:span><text:span text:style-name="T95">   </text:span><text:span text:style-name="T97">// invoked the dest. of each MyClass </text:span></text:p>
            <text:p text:style-name="P38"><text:span text:style-name="T97"><text:s text:c="3"/></text:span><text:span text:style-name="T97">// object allocated on the heap, and </text:span></text:p>
            <text:p text:style-name="P38"><text:span text:style-name="T97"><text:s text:c="3"/></text:span><text:span text:style-name="T97">// free the memory. </text:span><text:span text:style-name="T97"><text:line-break/></text:span><text:span text:style-name="T95">} </text:span><text:span text:style-name="T95"><text:line-break/></text:span><text:span text:style-name="T95">delete [] arr; </text:span><text:span text:style-name="T95"><text:line-break/></text:span><text:span text:style-name="T97">// free the memory allocated for the </text:span></text:p>
            <text:p text:style-name="P38"><text:span text:style-name="T97">// array of pointers. No dest. is invoked </text:span></text:p>
          </draw:text-box>
        </draw:frame>
        <anim:par presentation:node-type="timing-root">
          <anim:par smil:begin="id7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4" presentation:class="page"/>
          <draw:frame presentation:style-name="pr13" draw:text-style-name="P20" draw:layer="layout" svg:width="15.775cm" svg:height="12.792cm" svg:x="1.972cm" svg:y="13.503cm" presentation:class="notes" presentation:placeholder="true">
            <draw:text-box/>
          </draw:frame>
        </presentation:notes>
      </draw:page>
      <draw:page draw:name="page45" draw:style-name="dp5" draw:master-page-name="כותרת_20_ותוכן" presentation:presentation-page-layout-name="AL2T11" xml:id="id71" draw:id="id71">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lt;number&gt;</text:page-number></text:span></text:p>
          </draw:text-box>
        </draw:frame>
        <draw:custom-shape draw:name="Rectangle 4" draw:style-name="gr28" draw:text-style-name="P13" draw:layer="layout" svg:width="21.589cm" svg:height="2.116cm" svg:x="1.301cm" svg:y="0.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2" draw:layer="layout" svg:width="24.901cm" svg:height="6.561cm" svg:x="0.423cm" svg:y="0cm" presentation:class="title" presentation:user-transformed="true">
          <draw:text-box>
            <text:p text:style-name="P7"><text:span text:style-name="T25">We </text:span><text:span text:style-name="T25">will </text:span><text:span text:style-name="T25">see </text:span><text:span text:style-name="T25">differe</text:span><text:span text:style-name="T25">nt </text:span><text:span text:style-name="T25">(and in </text:span><text:span text:style-name="T25">many </text:span><text:span text:style-name="T25">cases </text:span><text:span text:style-name="T25">better) </text:span><text:span text:style-name="T25">alterna</text:span><text:span text:style-name="T25">tives </text:span><text:span text:style-name="T25">to </text:span><text:span text:style-name="T25"><text:line-break/></text:span><text:span text:style-name="T25">directl</text:span><text:span text:style-name="T25">y </text:span><text:span text:style-name="T25">using </text:span><text:span text:style-name="T25">new!</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45" presentation:class="page"/>
          <draw:frame presentation:style-name="pr13" draw:text-style-name="P2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01000000001D32C84ABC71FCAFD.png" xlink:type="simple" xlink:show="embed" xlink:actuate="onLoad"/>
    <draw:fill-image draw:name="msFillBitmap_20_3" draw:display-name="msFillBitmap 3" xlink:href="Pictures/1000000000000040000000404607194683FDCE8A.jpg" xlink:type="simple" xlink:show="embed" xlink:actuate="onLoad"/>
    <draw:fill-image draw:name="msFillBitmap_20_4" draw:display-name="msFillBitmap 4" xlink:href="Pictures/1000000000000040000000404607194683FDCE8A.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2-12">12/2/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text:span><text:span text:style-name="MT4">סגנון כותרת של </text:span><text:span text:style-name="MT4">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text:span><text:span text:style-name="MT5">סגנון כותרת של </text:span><text:span text:style-name="MT5">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text:span><text:span text:style-name="MT5">סגנון כותרת של </text:span><text:span text:style-name="MT5">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2-12">12/2/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text:span><text:span text:style-name="MT5">סגנון כותרת של </text:span><text:span text:style-name="MT5">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text:span><text:span text:style-name="MT5">סגנון כותרת של </text:span><text:span text:style-name="MT5">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072</meta:editing-cycles>
    <meta:print-date>1999-11-04T13:06:28</meta:print-date>
    <meta:creation-date>1999-10-10T10:49:40</meta:creation-date>
    <dc:date>2018-02-12T20:12:10.905214080</dc:date>
    <meta:editing-duration>P26DT17H5M26S</meta:editing-duration>
    <meta:generator>LibreOffice/5.1.6.2$Linux_X86_64 LibreOffice_project/10m0$Build-2</meta:generator>
    <meta:document-statistic meta:object-count="377"/>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